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4.72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4.64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4.73mm"/>
    </style:style>
    <style:style style:name="co14" style:family="table-column">
      <style:table-column-properties fo:break-before="auto" style:column-width="26.9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2.23mm"/>
    </style:style>
    <style:style style:name="co18" style:family="table-column">
      <style:table-column-properties fo:break-before="auto" style:column-width="24.45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5.05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>
      <style:text-properties fo:color="#000000"/>
    </style:style>
    <style:style style:name="ce2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19:Sheet1.G119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2"/>
        <table:table-column table:style-name="co15" table:default-cell-style-name="ce23"/>
        <table:table-column table:style-name="co16" table:number-columns-repeated="3" table:default-cell-style-name="ce3"/>
        <table:table-column table:style-name="co17" table:default-cell-style-name="ce25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29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0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/>
          <table:table-cell table:style-name="ce28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221" calcext:value-type="float">
            <text:p>1 221,00</text:p>
          </table:table-cell>
          <table:table-cell table:style-name="ce15"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]+([.M2]/20)+([.N2]/240)" office:value-type="float" office:value="30" calcext:value-type="float">
            <text:p>30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36630" calcext:value-type="float">
            <text:p>36 630,0000</text:p>
          </table:table-cell>
          <table:table-cell table:formula="of:=[.S2]-[.T2]" office:value-type="float" office:value="-36630" calcext:value-type="float">
            <text:p>-36630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fréquin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3]+([.M3]/20)+([.N3]/240)" office:value-type="float" office:value="24" calcext:value-type="float">
            <text:p>24,0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15600" calcext:value-type="float">
            <text:p>15 600,0000</text:p>
          </table:table-cell>
          <table:table-cell table:formula="of:=[.S3]-[.T3]" office:value-type="float" office:value="-15600" calcext:value-type="float">
            <text:p>-15600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 office:value-type="float" office:value="0.09" calcext:value-type="float">
            <text:p>0,090</text:p>
          </table:table-cell>
          <table:table-cell office:value-type="float" office:value="0.12" calcext:value-type="float">
            <text:p>0,12</text:p>
          </table:table-cell>
          <table:table-cell/>
          <table:table-cell table:style-name="ce21" table:formula="of:=[.L4]+([.M4]/20)+([.N4]/240)" office:value-type="float" office:value="0.096" calcext:value-type="float">
            <text:p>0,096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192" calcext:value-type="float">
            <text:p>192,0000</text:p>
          </table:table-cell>
          <table:table-cell table:formula="of:=[.S4]-[.T4]" office:value-type="float" office:value="-192" calcext:value-type="float">
            <text:p>-192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443.5" calcext:value-type="float">
            <text:p>443,50</text:p>
          </table:table-cell>
          <table:table-cell office:value-type="string" calcext:value-type="string">
            <text:p>tonneaux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5]+([.M5]/20)+([.N5]/240)" office:value-type="float" office:value="30" calcext:value-type="float">
            <text:p>30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13305" calcext:value-type="float">
            <text:p>13 305,0000</text:p>
          </table:table-cell>
          <table:table-cell table:formula="of:=[.S5]-[.T5]" office:value-type="float" office:value="-13305" calcext:value-type="float">
            <text:p>-13305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aine en toi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700" calcext:value-type="float">
            <text:p>2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6]+([.M6]/20)+([.N6]/240)" office:value-type="float" office:value="1.75" calcext:value-type="float">
            <text:p>1,75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4725" calcext:value-type="float">
            <text:p>4 725,0000</text:p>
          </table:table-cell>
          <table:table-cell table:formula="of:=[.S6]-[.T6]" office:value-type="float" office:value="-4725" calcext:value-type="float">
            <text:p>-4725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685" calcext:value-type="float">
            <text:p>685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7]+([.M7]/20)+([.N7]/240)" office:value-type="float" office:value="35" calcext:value-type="float">
            <text:p>35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23975" calcext:value-type="float">
            <text:p>23 975,0000</text:p>
          </table:table-cell>
          <table:table-cell table:formula="of:=[.S7]-[.T7]" office:value-type="float" office:value="-23975" calcext:value-type="float">
            <text:p>-23975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132" calcext:value-type="float">
            <text:p>2 132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8]+([.M8]/20)+([.N8]/240)" office:value-type="float" office:value="7" calcext:value-type="float">
            <text:p>7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14924" calcext:value-type="float">
            <text:p>14 924,0000</text:p>
          </table:table-cell>
          <table:table-cell table:formula="of:=[.S8]-[.T8]" office:value-type="float" office:value="-14924" calcext:value-type="float">
            <text:p>-14924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5421" calcext:value-type="float">
            <text:p>15 42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9]+([.M9]/20)+([.N9]/240)" office:value-type="float" office:value="0.25" calcext:value-type="float">
            <text:p>0,25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3855.25" calcext:value-type="float">
            <text:p>3 855,2500</text:p>
          </table:table-cell>
          <table:table-cell table:formula="of:=[.S9]-[.T9]" office:value-type="float" office:value="-3855.25" calcext:value-type="float">
            <text:p>-3855,25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il de boeu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3110" calcext:value-type="float">
            <text:p>13 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10]+([.M10]/20)+([.N10]/240)" office:value-type="float" office:value="0.05" calcext:value-type="float">
            <text:p>0,05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655.5" calcext:value-type="float">
            <text:p>655,5000</text:p>
          </table:table-cell>
          <table:table-cell table:formula="of:=[.S10]-[.T10]" office:value-type="float" office:value="-655.5" calcext:value-type="float">
            <text:p>-655,5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850" calcext:value-type="float">
            <text:p>3 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1]+([.M11]/20)+([.N11]/240)" office:value-type="float" office:value="0.25" calcext:value-type="float">
            <text:p>0,25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962.5" calcext:value-type="float">
            <text:p>962,5000</text:p>
          </table:table-cell>
          <table:table-cell table:formula="of:=[.S11]-[.T11]" office:value-type="float" office:value="-962.5" calcext:value-type="float">
            <text:p>-962,5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797314" calcext:value-type="float">
            <text:p>3 797 31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2]+([.M12]/20)+([.N12]/240)" office:value-type="float" office:value="0.3" calcext:value-type="float">
            <text:p>0,3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1139194.2" calcext:value-type="float">
            <text:p>1 139 194,2000</text:p>
          </table:table-cell>
          <table:table-cell table:formula="of:=[.S12]-[.T12]" office:value-type="float" office:value="-1139194.2" calcext:value-type="float">
            <text:p>-1139194,2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3]+([.M13]/20)+([.N13]/240)" office:value-type="float" office:value="1.25" calcext:value-type="float">
            <text:p>1,25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90" calcext:value-type="float">
            <text:p>90,0000</text:p>
          </table:table-cell>
          <table:table-cell table:formula="of:=[.S13]-[.T13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anspec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4]+([.M14]/20)+([.N14]/240)" office:value-type="float" office:value="0.2" calcext:value-type="float">
            <text:p>0,2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16.8" calcext:value-type="float">
            <text:p>16,8000</text:p>
          </table:table-cell>
          <table:table-cell table:formula="of:=[.S14]-[.T14]" office:value-type="float" office:value="-16.8" calcext:value-type="float">
            <text:p>-16,8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ay et ga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87" calcext:value-type="float">
            <text:p>187,00</text:p>
          </table:table-cell>
          <table:table-cell office:value-type="string" calcext:value-type="string">
            <text:p>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15]+([.M15]/20)+([.N15]/240)" office:value-type="float" office:value="17" calcext:value-type="float">
            <text:p>17,0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3179" calcext:value-type="float">
            <text:p>3 179,0000</text:p>
          </table:table-cell>
          <table:table-cell table:formula="of:=[.S15]-[.T15]" office:value-type="float" office:value="-3179" calcext:value-type="float">
            <text:p>-3179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7729" calcext:value-type="float">
            <text:p>7 7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16]+([.M16]/20)+([.N16]/240)" office:value-type="float" office:value="0.175" calcext:value-type="float">
            <text:p>0,175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1352.575" calcext:value-type="float">
            <text:p>1 352,5750</text:p>
          </table:table-cell>
          <table:table-cell table:formula="of:=[.S16]-[.T16]" office:value-type="float" office:value="-1352.575" calcext:value-type="float">
            <text:p>-1352,58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bois 10 à 15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9623" calcext:value-type="float">
            <text:p>29 62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7]+([.M17]/20)+([.N17]/240)" office:value-type="float" office:value="1.25" calcext:value-type="float">
            <text:p>1,25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37028.75" calcext:value-type="float">
            <text:p>37 028,7500</text:p>
          </table:table-cell>
          <table:table-cell table:formula="of:=[.S17]-[.T17]" office:value-type="float" office:value="-37028.75" calcext:value-type="float">
            <text:p>-37028,75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9 à 1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546" calcext:value-type="float">
            <text:p>1 54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8]+([.M18]/20)+([.N18]/240)" office:value-type="float" office:value="1" calcext:value-type="float">
            <text:p>1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1546" calcext:value-type="float">
            <text:p>1 546,0000</text:p>
          </table:table-cell>
          <table:table-cell table:formula="of:=[.S18]-[.T18]" office:value-type="float" office:value="-1546" calcext:value-type="float">
            <text:p>-1546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7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936" calcext:value-type="float">
            <text:p>3 93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9]+([.M19]/20)+([.N19]/240)" office:value-type="float" office:value="0.5" calcext:value-type="float">
            <text:p>0,5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1968" calcext:value-type="float">
            <text:p>1 968,0000</text:p>
          </table:table-cell>
          <table:table-cell table:formula="of:=[.S19]-[.T19]" office:value-type="float" office:value="-1968" calcext:value-type="float">
            <text:p>-1968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ogue de stocfi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732" calcext:value-type="float">
            <text:p>1 732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20]+([.M20]/20)+([.N20]/240)" office:value-type="float" office:value="35" calcext:value-type="float">
            <text:p>35,0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60620" calcext:value-type="float">
            <text:p>60 620,0000</text:p>
          </table:table-cell>
          <table:table-cell table:formula="of:=[.S20]-[.T20]" office:value-type="float" office:value="-60620" calcext:value-type="float">
            <text:p>-60620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oli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564" calcext:value-type="float">
            <text:p>564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1]+([.M21]/20)+([.N21]/240)" office:value-type="float" office:value="20" calcext:value-type="float">
            <text:p>20,0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11280" calcext:value-type="float">
            <text:p>11 280,0000</text:p>
          </table:table-cell>
          <table:table-cell table:formula="of:=[.S21]-[.T21]" office:value-type="float" office:value="-11280" calcext:value-type="float">
            <text:p>-11280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lp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25" calcext:value-type="float">
            <text:p>3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2]+([.M22]/20)+([.N22]/240)" office:value-type="float" office:value="0.2" calcext:value-type="float">
            <text:p>0,2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65" calcext:value-type="float">
            <text:p>65,0000</text:p>
          </table:table-cell>
          <table:table-cell table:formula="of:=[.S22]-[.T22]" office:value-type="float" office:value="-65" calcext:value-type="float">
            <text:p>-65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rg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20000" calcext:value-type="float">
            <text:p>120 000,00</text:p>
          </table:table-cell>
          <table:table-cell office:value-type="string" calcext:value-type="string">
            <text:p>livres</text:p>
          </table:table-cell>
          <table:table-cell office:value-type="float" office:value="114" calcext:value-type="float">
            <text:p>114,000</text:p>
          </table:table-cell>
          <table:table-cell table:number-columns-repeated="2"/>
          <table:table-cell table:style-name="ce21" table:formula="of:=[.L23]+([.M23]/20)+([.N23]/240)" office:value-type="float" office:value="114" calcext:value-type="float">
            <text:p>114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13680000" calcext:value-type="float">
            <text:p>13 680 000,0000</text:p>
          </table:table-cell>
          <table:table-cell table:formula="of:=[.S23]-[.T23]" office:value-type="float" office:value="-13680000" calcext:value-type="float">
            <text:p>-13680000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902" calcext:value-type="float">
            <text:p>902,00</text:p>
          </table:table-cell>
          <table:table-cell office:value-type="string" calcext:value-type="string">
            <text:p>traqu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4]+([.M24]/20)+([.N24]/240)" office:value-type="float" office:value="6" calcext:value-type="float">
            <text:p>6,0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5412" calcext:value-type="float">
            <text:p>5 412,0000</text:p>
          </table:table-cell>
          <table:table-cell table:formula="of:=[.S24]-[.T24]" office:value-type="float" office:value="-5412" calcext:value-type="float">
            <text:p>-5412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em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douzain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25]+([.M25]/20)+([.N25]/240)" office:value-type="float" office:value="120" calcext:value-type="float">
            <text:p>120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600" calcext:value-type="float">
            <text:p>600,0000</text:p>
          </table:table-cell>
          <table:table-cell table:formula="of:=[.S25]-[.T25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itrons et 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6]+([.M26]/20)+([.N26]/240)" office:value-type="float" office:value="10" calcext:value-type="float">
            <text:p>10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90" calcext:value-type="float">
            <text:p>90,0000</text:p>
          </table:table-cell>
          <table:table-cell table:formula="of:=[.S26]-[.T26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itrons et 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4" calcext:value-type="float">
            <text:p>74,00</text:p>
          </table:table-cell>
          <table:table-cell office:value-type="string" calcext:value-type="string">
            <text:p>millier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7]+([.M27]/20)+([.N27]/240)" office:value-type="float" office:value="10" calcext:value-type="float">
            <text:p>10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740" calcext:value-type="float">
            <text:p>740,0000</text:p>
          </table:table-cell>
          <table:table-cell table:formula="of:=[.S27]-[.T27]" office:value-type="float" office:value="-740" calcext:value-type="float">
            <text:p>-740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droguer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31" calcext:value-type="float">
            <text:p>33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8]+([.M28]/20)+([.N28]/240)" office:value-type="float" office:value="2" calcext:value-type="float">
            <text:p>2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662" calcext:value-type="float">
            <text:p>662,0000</text:p>
          </table:table-cell>
          <table:table-cell table:formula="of:=[.S28]-[.T28]" office:value-type="float" office:value="-662" calcext:value-type="float">
            <text:p>-662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29]+([.M29]/20)+([.N29]/240)" office:value-type="float" office:value="150" calcext:value-type="float">
            <text:p>150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17250" calcext:value-type="float">
            <text:p>17 250,0000</text:p>
          </table:table-cell>
          <table:table-cell table:formula="of:=[.S29]-[.T29]" office:value-type="float" office:value="-17250" calcext:value-type="float">
            <text:p>-17250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pip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30]+([.M30]/20)+([.N30]/240)" office:value-type="float" office:value="300" calcext:value-type="float">
            <text:p>300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34500" calcext:value-type="float">
            <text:p>34 500,0000</text:p>
          </table:table-cell>
          <table:table-cell table:formula="of:=[.S30]-[.T30]" office:value-type="float" office:value="-34500" calcext:value-type="float">
            <text:p>-34500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3832" calcext:value-type="float">
            <text:p>13 832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 table:formula="of:=[.L31]+([.M31]/20)+([.N31]/240)" office:value-type="float" office:value="5.15" calcext:value-type="float">
            <text:p>5,15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71234.8" calcext:value-type="float">
            <text:p>71 234,8000</text:p>
          </table:table-cell>
          <table:table-cell table:formula="of:=[.S31]-[.T31]" office:value-type="float" office:value="-71234.8" calcext:value-type="float">
            <text:p>-71234,8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sprit de 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style-name="ce21" table:formula="of:=[.L32]+([.M32]/20)+([.N32]/240)" office:value-type="float" office:value="2.05" calcext:value-type="float">
            <text:p>2,05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82" calcext:value-type="float">
            <text:p>82,0000</text:p>
          </table:table-cell>
          <table:table-cell table:formula="of:=[.S32]-[.T32]" office:value-type="float" office:value="-82" calcext:value-type="float">
            <text:p>-82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anc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7398" calcext:value-type="float">
            <text:p>77 39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33]+([.M33]/20)+([.N33]/240)" office:value-type="float" office:value="0.3" calcext:value-type="float">
            <text:p>0,3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23219.4" calcext:value-type="float">
            <text:p>23 219,4000</text:p>
          </table:table-cell>
          <table:table-cell table:formula="of:=[.S33]-[.T33]" office:value-type="float" office:value="-23219.4" calcext:value-type="float">
            <text:p>-23219,4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217952" calcext:value-type="float">
            <text:p>1 217 9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34]+([.M34]/20)+([.N34]/240)" office:value-type="float" office:value="0.175" calcext:value-type="float">
            <text:p>0,175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213141.6" calcext:value-type="float">
            <text:p>213 141,6000</text:p>
          </table:table-cell>
          <table:table-cell table:formula="of:=[.S34]-[.T34]" office:value-type="float" office:value="-213141.6" calcext:value-type="float">
            <text:p>-213141,6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8300" calcext:value-type="float">
            <text:p>18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35]+([.M35]/20)+([.N35]/240)" office:value-type="float" office:value="0.25" calcext:value-type="float">
            <text:p>0,25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4575" calcext:value-type="float">
            <text:p>4 575,0000</text:p>
          </table:table-cell>
          <table:table-cell table:formula="of:=[.S35]-[.T35]" office:value-type="float" office:value="-4575" calcext:value-type="float">
            <text:p>-4575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il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36]+([.M36]/20)+([.N36]/240)" office:value-type="float" office:value="7.5" calcext:value-type="float">
            <text:p>7,5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120" calcext:value-type="float">
            <text:p>120,0000</text:p>
          </table:table-cell>
          <table:table-cell table:formula="of:=[.S36]-[.T36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9600" calcext:value-type="float">
            <text:p>79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37]+([.M37]/20)+([.N37]/240)" office:value-type="float" office:value="0.3" calcext:value-type="float">
            <text:p>0,3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23880" calcext:value-type="float">
            <text:p>23 880,0000</text:p>
          </table:table-cell>
          <table:table-cell table:formula="of:=[.S37]-[.T37]" office:value-type="float" office:value="-23880" calcext:value-type="float">
            <text:p>-23880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3556" calcext:value-type="float">
            <text:p>13 5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38]+([.M38]/20)+([.N38]/240)" office:value-type="float" office:value="0.75" calcext:value-type="float">
            <text:p>0,75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10167" calcext:value-type="float">
            <text:p>10 167,0000</text:p>
          </table:table-cell>
          <table:table-cell table:formula="of:=[.S38]-[.T38]" office:value-type="float" office:value="-10167" calcext:value-type="float">
            <text:p>-10167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89" calcext:value-type="float">
            <text:p>58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39]+([.M39]/20)+([.N39]/240)" office:value-type="float" office:value="0.6" calcext:value-type="float">
            <text:p>0,6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353.4" calcext:value-type="float">
            <text:p>353,4000</text:p>
          </table:table-cell>
          <table:table-cell table:formula="of:=[.S39]-[.T39]" office:value-type="float" office:value="-353.4" calcext:value-type="float">
            <text:p>-353,4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table:number-columns-repeated="5"/>
          <table:table-cell table:style-name="ce21" table:formula="of:=[.L40]+([.M40]/20)+([.N40]/240)" office:value-type="float" office:value="0" calcext:value-type="float">
            <text:p>0,0000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[.P40]+0.05*[.Q40]+[.R40]/240" office:value-type="float" office:value="161" calcext:value-type="float">
            <text:p>161</text:p>
          </table:table-cell>
          <table:table-cell table:formula="of:=[.J40]*[.O40]" office:value-type="float" office:value="0" calcext:value-type="float">
            <text:p>0,0000</text:p>
          </table:table-cell>
          <table:table-cell table:formula="of:=[.S40]-[.T40]" office:value-type="float" office:value="161" calcext:value-type="float">
            <text:p>161</text:p>
          </table:table-cell>
          <table:table-cell office:value-type="string" calcext:value-type="string">
            <text:p>valeur de 161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eules à tailland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41]+([.M41]/20)+([.N41]/240)" office:value-type="float" office:value="6" calcext:value-type="float">
            <text:p>6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2280" calcext:value-type="float">
            <text:p>2 280,0000</text:p>
          </table:table-cell>
          <table:table-cell table:formula="of:=[.S41]-[.T41]" office:value-type="float" office:value="-2280" calcext:value-type="float">
            <text:p>-228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60" calcext:value-type="float">
            <text:p>5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42]+([.M42]/20)+([.N42]/240)" office:value-type="float" office:value="0.4" calcext:value-type="float">
            <text:p>0,4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224" calcext:value-type="float">
            <text:p>224,0000</text:p>
          </table:table-cell>
          <table:table-cell table:formula="of:=[.S42]-[.T42]" office:value-type="float" office:value="-224" calcext:value-type="float">
            <text:p>-224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ta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1" table:formula="of:=[.L43]+([.M43]/20)+([.N43]/240)" office:value-type="float" office:value="0.0125" calcext:value-type="float">
            <text:p>0,0125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18.75" calcext:value-type="float">
            <text:p>18,7500</text:p>
          </table:table-cell>
          <table:table-cell table:formula="of:=[.S43]-[.T43]" office:value-type="float" office:value="-18.75" calcext:value-type="float">
            <text:p>-18,75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3050" calcext:value-type="float">
            <text:p>13 0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44]+([.M44]/20)+([.N44]/240)" office:value-type="float" office:value="0.2" calcext:value-type="float">
            <text:p>0,2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2610" calcext:value-type="float">
            <text:p>2 610,0000</text:p>
          </table:table-cell>
          <table:table-cell table:formula="of:=[.S44]-[.T44]" office:value-type="float" office:value="-2610" calcext:value-type="float">
            <text:p>-2610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460" calcext:value-type="float">
            <text:p>10 4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45]+([.M45]/20)+([.N45]/240)" office:value-type="float" office:value="0.2" calcext:value-type="float">
            <text:p>0,2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2092" calcext:value-type="float">
            <text:p>2 092,0000</text:p>
          </table:table-cell>
          <table:table-cell table:formula="of:=[.S45]-[.T45]" office:value-type="float" office:value="-2092" calcext:value-type="float">
            <text:p>-2092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1" table:formula="of:=[.L46]+([.M46]/20)+([.N46]/240)" office:value-type="float" office:value="75" calcext:value-type="float">
            <text:p>75,0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200" calcext:value-type="float">
            <text:p>1 200,0000</text:p>
          </table:table-cell>
          <table:table-cell table:formula="of:=[.S46]-[.T46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tonneaux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47]+([.M47]/20)+([.N47]/240)" office:value-type="float" office:value="300" calcext:value-type="float">
            <text:p>300,0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9900" calcext:value-type="float">
            <text:p>9 900,0000</text:p>
          </table:table-cell>
          <table:table-cell table:formula="of:=[.S47]-[.T47]" office:value-type="float" office:value="-9900" calcext:value-type="float">
            <text:p>-9900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.4" calcext:value-type="float">
            <text:p>6,40</text:p>
          </table:table-cell>
          <table:table-cell office:value-type="string" calcext:value-type="string">
            <text:p>bariques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1" table:formula="of:=[.L48]+([.M48]/20)+([.N48]/240)" office:value-type="float" office:value="180" calcext:value-type="float">
            <text:p>180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1152" calcext:value-type="float">
            <text:p>1 152,0000</text:p>
          </table:table-cell>
          <table:table-cell table:formula="of:=[.S48]-[.T48]" office:value-type="float" office:value="-1152" calcext:value-type="float">
            <text:p>-1152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6420" calcext:value-type="float">
            <text:p>46 42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49]+([.M49]/20)+([.N49]/240)" office:value-type="float" office:value="1.5" calcext:value-type="float">
            <text:p>1,5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69630" calcext:value-type="float">
            <text:p>69 630,0000</text:p>
          </table:table-cell>
          <table:table-cell table:formula="of:=[.S49]-[.T49]" office:value-type="float" office:value="-69630" calcext:value-type="float">
            <text:p>-69630</text:p>
          </table:table-cell>
          <table:table-cell office:value-type="string" calcext:value-type="string">
            <text:p>prix incertain. Page abimée</text:p>
          </table:table-cell>
          <table:table-cell table:number-columns-repeated="100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50]+([.M50]/20)+([.N50]/240)" office:value-type="float" office:value="30" calcext:value-type="float">
            <text:p>30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6900" calcext:value-type="float">
            <text:p>6 900,0000</text:p>
          </table:table-cell>
          <table:table-cell table:formula="of:=[.S50]-[.T50]" office:value-type="float" office:value="-6900" calcext:value-type="float">
            <text:p>-690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260" calcext:value-type="float">
            <text:p>4 2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51]+([.M51]/20)+([.N51]/240)" office:value-type="float" office:value="0.35" calcext:value-type="float">
            <text:p>0,35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1491" calcext:value-type="float">
            <text:p>1 491,0000</text:p>
          </table:table-cell>
          <table:table-cell table:formula="of:=[.S51]-[.T51]" office:value-type="float" office:value="-1491" calcext:value-type="float">
            <text:p>-1491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846" calcext:value-type="float">
            <text:p>7 84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1" table:formula="of:=[.L52]+([.M52]/20)+([.N52]/240)" office:value-type="float" office:value="0.1875" calcext:value-type="float">
            <text:p>0,1875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1471.125" calcext:value-type="float">
            <text:p>1 471,1250</text:p>
          </table:table-cell>
          <table:table-cell table:formula="of:=[.S52]-[.T52]" office:value-type="float" office:value="-1471.125" calcext:value-type="float">
            <text:p>-1471,13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rmes blanches sab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53]+([.M53]/20)+([.N53]/240)" office:value-type="float" office:value="2" calcext:value-type="float">
            <text:p>2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1200" calcext:value-type="float">
            <text:p>1 200,0000</text:p>
          </table:table-cell>
          <table:table-cell table:formula="of:=[.S53]-[.T53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rmes à feu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400" calcext:value-type="float">
            <text:p>2 40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54]+([.M54]/20)+([.N54]/240)" office:value-type="float" office:value="8" calcext:value-type="float">
            <text:p>8,0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19200" calcext:value-type="float">
            <text:p>19 200,0000</text:p>
          </table:table-cell>
          <table:table-cell table:formula="of:=[.S54]-[.T54]" office:value-type="float" office:value="-19200" calcext:value-type="float">
            <text:p>-19200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vo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7000" calcext:value-type="float">
            <text:p>87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55]+([.M55]/20)+([.N55]/240)" office:value-type="float" office:value="0.05" calcext:value-type="float">
            <text:p>0,05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4350" calcext:value-type="float">
            <text:p>4 350,0000</text:p>
          </table:table-cell>
          <table:table-cell table:formula="of:=[.S55]-[.T55]" office:value-type="float" office:value="-4350" calcext:value-type="float">
            <text:p>-4350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238" calcext:value-type="float">
            <text:p>10 23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56]+([.M56]/20)+([.N56]/240)" office:value-type="float" office:value="1" calcext:value-type="float">
            <text:p>1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10238" calcext:value-type="float">
            <text:p>10 238,0000</text:p>
          </table:table-cell>
          <table:table-cell table:formula="of:=[.S56]-[.T56]" office:value-type="float" office:value="-10238" calcext:value-type="float">
            <text:p>-10238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57]+([.M57]/20)+([.N57]/240)" office:value-type="float" office:value="22" calcext:value-type="float">
            <text:p>22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4400" calcext:value-type="float">
            <text:p>4 400,0000</text:p>
          </table:table-cell>
          <table:table-cell table:formula="of:=[.S57]-[.T57]" office:value-type="float" office:value="-4400" calcext:value-type="float">
            <text:p>-440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aleine coup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58]+([.M58]/20)+([.N58]/240)" office:value-type="float" office:value="3.5" calcext:value-type="float">
            <text:p>3,5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945" calcext:value-type="float">
            <text:p>945,0000</text:p>
          </table:table-cell>
          <table:table-cell table:formula="of:=[.S58]-[.T58]" office:value-type="float" office:value="-945" calcext:value-type="float">
            <text:p>-945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ay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59]+([.M59]/20)+([.N59]/240)" office:value-type="float" office:value="18" calcext:value-type="float">
            <text:p>18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720" calcext:value-type="float">
            <text:p>720,0000</text:p>
          </table:table-cell>
          <table:table-cell table:formula="of:=[.S59]-[.T59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83" calcext:value-type="float">
            <text:p>483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60]+([.M60]/20)+([.N60]/240)" office:value-type="float" office:value="25" calcext:value-type="float">
            <text:p>25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12075" calcext:value-type="float">
            <text:p>12 075,0000</text:p>
          </table:table-cell>
          <table:table-cell table:formula="of:=[.S60]-[.T60]" office:value-type="float" office:value="-12075" calcext:value-type="float">
            <text:p>-12075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tierçon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61]+([.M61]/20)+([.N61]/240)" office:value-type="float" office:value="16" calcext:value-type="float">
            <text:p>16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240" calcext:value-type="float">
            <text:p>240,0000</text:p>
          </table:table-cell>
          <table:table-cell table:formula="of:=[.S61]-[.T61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led fro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62]+([.M62]/20)+([.N62]/240)" office:value-type="float" office:value="1.4" calcext:value-type="float">
            <text:p>1,4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134.4" calcext:value-type="float">
            <text:p>134,4000</text:p>
          </table:table-cell>
          <table:table-cell table:formula="of:=[.S62]-[.T62]" office:value-type="float" office:value="-134.4" calcext:value-type="float">
            <text:p>-134,4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88" calcext:value-type="float">
            <text:p>7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63]+([.M63]/20)+([.N63]/240)" office:value-type="float" office:value="0.9" calcext:value-type="float">
            <text:p>0,9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709.2" calcext:value-type="float">
            <text:p>709,2000</text:p>
          </table:table-cell>
          <table:table-cell table:formula="of:=[.S63]-[.T63]" office:value-type="float" office:value="-709.2" calcext:value-type="float">
            <text:p>-709,2</text:p>
          </table:table-cell>
          <table:table-cell office:value-type="string" calcext:value-type="string">
            <text:p>doute sur l'unité</text:p>
          </table:table-cell>
          <table:table-cell table:number-columns-repeated="100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70" calcext:value-type="float">
            <text:p>1 07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64]+([.M64]/20)+([.N64]/240)" office:value-type="float" office:value="10" calcext:value-type="float">
            <text:p>10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10700" calcext:value-type="float">
            <text:p>10 700,0000</text:p>
          </table:table-cell>
          <table:table-cell table:formula="of:=[.S64]-[.T64]" office:value-type="float" office:value="-10700" calcext:value-type="float">
            <text:p>-10700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65]+([.M65]/20)+([.N65]/240)" office:value-type="float" office:value="17" calcext:value-type="float">
            <text:p>17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326" calcext:value-type="float">
            <text:p>1 326,0000</text:p>
          </table:table-cell>
          <table:table-cell table:formula="of:=[.S65]-[.T65]" office:value-type="float" office:value="-1326" calcext:value-type="float">
            <text:p>-1326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i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66]+([.M66]/20)+([.N66]/240)" office:value-type="float" office:value="0.85" calcext:value-type="float">
            <text:p>0,85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5100" calcext:value-type="float">
            <text:p>5 100,0000</text:p>
          </table:table-cell>
          <table:table-cell table:formula="of:=[.S66]-[.T66]" office:value-type="float" office:value="-5100" calcext:value-type="float">
            <text:p>-5100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nettes de gra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130" calcext:value-type="float">
            <text:p>2 13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67]+([.M67]/20)+([.N67]/240)" office:value-type="float" office:value="0.6" calcext:value-type="float">
            <text:p>0,6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1278" calcext:value-type="float">
            <text:p>1 278,0000</text:p>
          </table:table-cell>
          <table:table-cell table:formula="of:=[.S67]-[.T67]" office:value-type="float" office:value="-1278" calcext:value-type="float">
            <text:p>-1278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ves de 6 flac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68]+([.M68]/20)+([.N68]/240)" office:value-type="float" office:value="5.5" calcext:value-type="float">
            <text:p>5,5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4400" calcext:value-type="float">
            <text:p>4 400,0000</text:p>
          </table:table-cell>
          <table:table-cell table:formula="of:=[.S68]-[.T68]" office:value-type="float" office:value="-4400" calcext:value-type="float">
            <text:p>-4400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800" calcext:value-type="float">
            <text:p>4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69]+([.M69]/20)+([.N69]/240)" office:value-type="float" office:value="0.25" calcext:value-type="float">
            <text:p>0,25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1200" calcext:value-type="float">
            <text:p>1 200,0000</text:p>
          </table:table-cell>
          <table:table-cell table:formula="of:=[.S69]-[.T69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90454" calcext:value-type="float">
            <text:p>290 4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70]+([.M70]/20)+([.N70]/240)" office:value-type="float" office:value="0.3" calcext:value-type="float">
            <text:p>0,3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87136.2" calcext:value-type="float">
            <text:p>87 136,2000</text:p>
          </table:table-cell>
          <table:table-cell table:formula="of:=[.S70]-[.T70]" office:value-type="float" office:value="-87136.2" calcext:value-type="float">
            <text:p>-87136,2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tonneaux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71]+([.M71]/20)+([.N71]/240)" office:value-type="float" office:value="30" calcext:value-type="float">
            <text:p>30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540" calcext:value-type="float">
            <text:p>540,0000</text:p>
          </table:table-cell>
          <table:table-cell table:formula="of:=[.S71]-[.T71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72]+([.M72]/20)+([.N72]/240)" office:value-type="float" office:value="22" calcext:value-type="float">
            <text:p>22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5500" calcext:value-type="float">
            <text:p>5 500,0000</text:p>
          </table:table-cell>
          <table:table-cell table:formula="of:=[.S72]-[.T72]" office:value-type="float" office:value="-5500" calcext:value-type="float">
            <text:p>-5500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338" calcext:value-type="float">
            <text:p>3 33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73]+([.M73]/20)+([.N73]/240)" office:value-type="float" office:value="1.75" calcext:value-type="float">
            <text:p>1,75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5841.5" calcext:value-type="float">
            <text:p>5 841,5000</text:p>
          </table:table-cell>
          <table:table-cell table:formula="of:=[.S73]-[.T73]" office:value-type="float" office:value="-5841.5" calcext:value-type="float">
            <text:p>-5841,5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chel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49" calcext:value-type="float">
            <text:p>1 049,00</text:p>
          </table:table-cell>
          <table:table-cell office:value-type="string" calcext:value-type="string">
            <text:p>pièce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74]+([.M74]/20)+([.N74]/240)" office:value-type="float" office:value="17" calcext:value-type="float">
            <text:p>17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17833" calcext:value-type="float">
            <text:p>17 833,0000</text:p>
          </table:table-cell>
          <table:table-cell table:formula="of:=[.S74]-[.T74]" office:value-type="float" office:value="-17833" calcext:value-type="float">
            <text:p>-17833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0274" calcext:value-type="float">
            <text:p>20 2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1" table:formula="of:=[.L75]+([.M75]/20)+([.N75]/240)" office:value-type="float" office:value="0.125" calcext:value-type="float">
            <text:p>0,125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2534.25" calcext:value-type="float">
            <text:p>2 534,2500</text:p>
          </table:table-cell>
          <table:table-cell table:formula="of:=[.S75]-[.T75]" office:value-type="float" office:value="-2534.25" calcext:value-type="float">
            <text:p>-2534,25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76]+([.M76]/20)+([.N76]/240)" office:value-type="float" office:value="10" calcext:value-type="float">
            <text:p>10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5000" calcext:value-type="float">
            <text:p>5 000,0000</text:p>
          </table:table-cell>
          <table:table-cell table:formula="of:=[.S76]-[.T76]" office:value-type="float" office:value="-5000" calcext:value-type="float">
            <text:p>-5000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132" calcext:value-type="float">
            <text:p>3 132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77]+([.M77]/20)+([.N77]/240)" office:value-type="float" office:value="1.5" calcext:value-type="float">
            <text:p>1,5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4698" calcext:value-type="float">
            <text:p>4 698,0000</text:p>
          </table:table-cell>
          <table:table-cell table:formula="of:=[.S77]-[.T77]" office:value-type="float" office:value="-4698" calcext:value-type="float">
            <text:p>-4698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uvertur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78]+([.M78]/20)+([.N78]/240)" office:value-type="float" office:value="12" calcext:value-type="float">
            <text:p>12,0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288" calcext:value-type="float">
            <text:p>288,0000</text:p>
          </table:table-cell>
          <table:table-cell table:formula="of:=[.S78]-[.T78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reuse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79]+([.M79]/20)+([.N79]/240)" office:value-type="float" office:value="0.3" calcext:value-type="float">
            <text:p>0,3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67.5" calcext:value-type="float">
            <text:p>67,5000</text:p>
          </table:table-cell>
          <table:table-cell table:formula="of:=[.S79]-[.T79]" office:value-type="float" office:value="-67.5" calcext:value-type="float">
            <text:p>-67,5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83" calcext:value-type="float">
            <text:p>78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80]+([.M80]/20)+([.N80]/240)" office:value-type="float" office:value="1.5" calcext:value-type="float">
            <text:p>1,5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1174.5" calcext:value-type="float">
            <text:p>1 174,5000</text:p>
          </table:table-cell>
          <table:table-cell table:formula="of:=[.S80]-[.T80]" office:value-type="float" office:value="-1174.5" calcext:value-type="float">
            <text:p>-1174,5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42" calcext:value-type="float">
            <text:p>442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81]+([.M81]/20)+([.N81]/240)" office:value-type="float" office:value="10" calcext:value-type="float">
            <text:p>10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4420" calcext:value-type="float">
            <text:p>4 420,0000</text:p>
          </table:table-cell>
          <table:table-cell table:formula="of:=[.S81]-[.T81]" office:value-type="float" office:value="-4420" calcext:value-type="float">
            <text:p>-4420</text:p>
          </table:table-cell>
          <table:table-cell office:value-type="string" calcext:value-type="string">
            <text:p>"si elle est fine"</text:p>
          </table:table-cell>
          <table:table-cell table:number-columns-repeated="100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37514" calcext:value-type="float">
            <text:p>337 51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82]+([.M82]/20)+([.N82]/240)" office:value-type="float" office:value="0.175" calcext:value-type="float">
            <text:p>0,175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59064.95" calcext:value-type="float">
            <text:p>59 064,9500</text:p>
          </table:table-cell>
          <table:table-cell table:formula="of:=[.S82]-[.T82]" office:value-type="float" office:value="-59064.95" calcext:value-type="float">
            <text:p>-59064,95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baril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83]+([.M83]/20)+([.N83]/240)" office:value-type="float" office:value="120" calcext:value-type="float">
            <text:p>120,0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5400" calcext:value-type="float">
            <text:p>5 400,0000</text:p>
          </table:table-cell>
          <table:table-cell table:formula="of:=[.S83]-[.T83]" office:value-type="float" office:value="-5400" calcext:value-type="float">
            <text:p>-5400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48245" calcext:value-type="float">
            <text:p>148 2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84]+([.M84]/20)+([.N84]/240)" office:value-type="float" office:value="0.25" calcext:value-type="float">
            <text:p>0,25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37061.25" calcext:value-type="float">
            <text:p>37 061,2500</text:p>
          </table:table-cell>
          <table:table-cell table:formula="of:=[.S84]-[.T84]" office:value-type="float" office:value="-37061.25" calcext:value-type="float">
            <text:p>-37061,25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85]+([.M85]/20)+([.N85]/240)" office:value-type="float" office:value="1.4" calcext:value-type="float">
            <text:p>1,4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156.8" calcext:value-type="float">
            <text:p>156,8000</text:p>
          </table:table-cell>
          <table:table-cell table:formula="of:=[.S85]-[.T85]" office:value-type="float" office:value="-156.8" calcext:value-type="float">
            <text:p>-156,8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laëst</text:p>
          </table:table-cell>
          <table:table-cell office:value-type="float" office:value="410" calcext:value-type="float">
            <text:p>410,000</text:p>
          </table:table-cell>
          <table:table-cell table:number-columns-repeated="2"/>
          <table:table-cell table:style-name="ce21" table:formula="of:=[.L86]+([.M86]/20)+([.N86]/240)" office:value-type="float" office:value="410" calcext:value-type="float">
            <text:p>410,0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13940" calcext:value-type="float">
            <text:p>13 940,0000</text:p>
          </table:table-cell>
          <table:table-cell table:formula="of:=[.S86]-[.T86]" office:value-type="float" office:value="-13940" calcext:value-type="float">
            <text:p>-13940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il de car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0000" calcext:value-type="float">
            <text:p>3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87]+([.M87]/20)+([.N87]/240)" office:value-type="float" office:value="1" calcext:value-type="float">
            <text:p>1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30000" calcext:value-type="float">
            <text:p>30 000,0000</text:p>
          </table:table-cell>
          <table:table-cell table:formula="of:=[.S87]-[.T87]" office:value-type="float" office:value="-30000" calcext:value-type="float">
            <text:p>-30000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5690" calcext:value-type="float">
            <text:p>15 6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88]+([.M88]/20)+([.N88]/240)" office:value-type="float" office:value="0.6" calcext:value-type="float">
            <text:p>0,6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9414" calcext:value-type="float">
            <text:p>9 414,0000</text:p>
          </table:table-cell>
          <table:table-cell table:formula="of:=[.S88]-[.T88]" office:value-type="float" office:value="-9414" calcext:value-type="float">
            <text:p>-9414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67286" calcext:value-type="float">
            <text:p>167 2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89]+([.M89]/20)+([.N89]/240)" office:value-type="float" office:value="0.3" calcext:value-type="float">
            <text:p>0,3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50185.8" calcext:value-type="float">
            <text:p>50 185,8000</text:p>
          </table:table-cell>
          <table:table-cell table:formula="of:=[.S89]-[.T89]" office:value-type="float" office:value="-50185.8" calcext:value-type="float">
            <text:p>-50185,8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90]+([.M90]/20)+([.N90]/240)" office:value-type="float" office:value="20" calcext:value-type="float">
            <text:p>20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1700" calcext:value-type="float">
            <text:p>1 700,0000</text:p>
          </table:table-cell>
          <table:table-cell table:formula="of:=[.S90]-[.T90]" office:value-type="float" office:value="-1700" calcext:value-type="float">
            <text:p>-1700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60366" calcext:value-type="float">
            <text:p>160 3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91]+([.M91]/20)+([.N91]/240)" office:value-type="float" office:value="0.1" calcext:value-type="float">
            <text:p>0,1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16036.6" calcext:value-type="float">
            <text:p>16 036,6000</text:p>
          </table:table-cell>
          <table:table-cell table:formula="of:=[.S91]-[.T91]" office:value-type="float" office:value="-16036.6" calcext:value-type="float">
            <text:p>-16036,6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241" calcext:value-type="float">
            <text:p>4 241,00</text:p>
          </table:table-cell>
          <table:table-cell office:value-type="string" calcext:value-type="string">
            <text:p>sac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92]+([.M92]/20)+([.N92]/240)" office:value-type="float" office:value="50" calcext:value-type="float">
            <text:p>50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212050" calcext:value-type="float">
            <text:p>212 050,0000</text:p>
          </table:table-cell>
          <table:table-cell table:formula="of:=[.S92]-[.T92]" office:value-type="float" office:value="-212050" calcext:value-type="float">
            <text:p>-212050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uin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671" calcext:value-type="float">
            <text:p>3 671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1" table:formula="of:=[.L93]+([.M93]/20)+([.N93]/240)" office:value-type="float" office:value="32" calcext:value-type="float">
            <text:p>32,0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117472" calcext:value-type="float">
            <text:p>117 472,0000</text:p>
          </table:table-cell>
          <table:table-cell table:formula="of:=[.S93]-[.T93]" office:value-type="float" office:value="-117472" calcext:value-type="float">
            <text:p>-117472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13" calcext:value-type="float">
            <text:p>213,00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94]+([.M94]/20)+([.N94]/240)" office:value-type="float" office:value="150" calcext:value-type="float">
            <text:p>150,0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31950" calcext:value-type="float">
            <text:p>31 950,0000</text:p>
          </table:table-cell>
          <table:table-cell table:formula="of:=[.S94]-[.T94]" office:value-type="float" office:value="-31950" calcext:value-type="float">
            <text:p>-31950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pièc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95]+([.M95]/20)+([.N95]/240)" office:value-type="float" office:value="300" calcext:value-type="float">
            <text:p>300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4500" calcext:value-type="float">
            <text:p>4 500,0000</text:p>
          </table:table-cell>
          <table:table-cell table:formula="of:=[.S95]-[.T95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5129" calcext:value-type="float">
            <text:p>15 1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96]+([.M96]/20)+([.N96]/240)" office:value-type="float" office:value="0.35" calcext:value-type="float">
            <text:p>0,35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5295.15" calcext:value-type="float">
            <text:p>5 295,1500</text:p>
          </table:table-cell>
          <table:table-cell table:formula="of:=[.S96]-[.T96]" office:value-type="float" office:value="-5295.15" calcext:value-type="float">
            <text:p>-5295,15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1506" calcext:value-type="float">
            <text:p>11 506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97]+([.M97]/20)+([.N97]/240)" office:value-type="float" office:value="0.75" calcext:value-type="float">
            <text:p>0,75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8629.5" calcext:value-type="float">
            <text:p>8 629,5000</text:p>
          </table:table-cell>
          <table:table-cell table:formula="of:=[.S97]-[.T97]" office:value-type="float" office:value="-8629.5" calcext:value-type="float">
            <text:p>-8629,5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1068" calcext:value-type="float">
            <text:p>11 068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98]+([.M98]/20)+([.N98]/240)" office:value-type="float" office:value="0.6" calcext:value-type="float">
            <text:p>0,6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6640.8" calcext:value-type="float">
            <text:p>6 640,8000</text:p>
          </table:table-cell>
          <table:table-cell table:formula="of:=[.S98]-[.T98]" office:value-type="float" office:value="-6640.8" calcext:value-type="float">
            <text:p>-6640,8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e rab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99]+([.M99]/20)+([.N99]/240)" office:value-type="float" office:value="0.35" calcext:value-type="float">
            <text:p>0,35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24.5" calcext:value-type="float">
            <text:p>24,5000</text:p>
          </table:table-cell>
          <table:table-cell table:formula="of:=[.S99]-[.T99]" office:value-type="float" office:value="-24.5" calcext:value-type="float">
            <text:p>-24,5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94" calcext:value-type="float">
            <text:p>89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00]+([.M100]/20)+([.N100]/240)" office:value-type="float" office:value="0.6" calcext:value-type="float">
            <text:p>0,6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536.4" calcext:value-type="float">
            <text:p>536,4000</text:p>
          </table:table-cell>
          <table:table-cell table:formula="of:=[.S100]-[.T100]" office:value-type="float" office:value="-536.4" calcext:value-type="float">
            <text:p>-536,4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56" calcext:value-type="float">
            <text:p>7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01]+([.M101]/20)+([.N101]/240)" office:value-type="float" office:value="1" calcext:value-type="float">
            <text:p>1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756" calcext:value-type="float">
            <text:p>756,0000</text:p>
          </table:table-cell>
          <table:table-cell table:formula="of:=[.S101]-[.T101]" office:value-type="float" office:value="-756" calcext:value-type="float">
            <text:p>-756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102]+([.M102]/20)+([.N102]/240)" office:value-type="float" office:value="26" calcext:value-type="float">
            <text:p>26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20800" calcext:value-type="float">
            <text:p>20 800,0000</text:p>
          </table:table-cell>
          <table:table-cell table:formula="of:=[.S102]-[.T102]" office:value-type="float" office:value="-20800" calcext:value-type="float">
            <text:p>-20800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table:style-name="ce8"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0652" calcext:value-type="float">
            <text:p>20 6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03]+([.M103]/20)+([.N103]/240)" office:value-type="float" office:value="0.6" calcext:value-type="float">
            <text:p>0,6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12391.2" calcext:value-type="float">
            <text:p>12 391,2000</text:p>
          </table:table-cell>
          <table:table-cell table:formula="of:=[.S103]-[.T103]" office:value-type="float" office:value="-12391.2" calcext:value-type="float">
            <text:p>-12391,2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in peig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118" calcext:value-type="float">
            <text:p>1 1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04]+([.M104]/20)+([.N104]/240)" office:value-type="float" office:value="0.75" calcext:value-type="float">
            <text:p>0,75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838.5" calcext:value-type="float">
            <text:p>838,5000</text:p>
          </table:table-cell>
          <table:table-cell table:formula="of:=[.S104]-[.T104]" office:value-type="float" office:value="-838.5" calcext:value-type="float">
            <text:p>-838,5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table:number-columns-repeated="5"/>
          <table:table-cell table:style-name="ce21" table:formula="of:=[.L105]+([.M105]/20)+([.N105]/240)" office:value-type="float" office:value="0" calcext:value-type="float">
            <text:p>0,00000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[.P105]+0.05*[.Q105]+[.R105]/240" office:value-type="float" office:value="499" calcext:value-type="float">
            <text:p>499</text:p>
          </table:table-cell>
          <table:table-cell table:formula="of:=[.J105]*[.O105]" office:value-type="float" office:value="0" calcext:value-type="float">
            <text:p>0,0000</text:p>
          </table:table-cell>
          <table:table-cell table:formula="of:=[.S105]-[.T105]" office:value-type="float" office:value="499" calcext:value-type="float">
            <text:p>499</text:p>
          </table:table-cell>
          <table:table-cell office:value-type="string" calcext:value-type="string">
            <text:p>valeur de 499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téri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06]+([.M106]/20)+([.N106]/240)" office:value-type="float" office:value="25" calcext:value-type="float">
            <text:p>25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1000" calcext:value-type="float">
            <text:p>1 000,0000</text:p>
          </table:table-cell>
          <table:table-cell table:formula="of:=[.S106]-[.T106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table:style-name="ce8"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07]+([.M107]/20)+([.N107]/240)" office:value-type="float" office:value="2" calcext:value-type="float">
            <text:p>2,0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760" calcext:value-type="float">
            <text:p>760,0000</text:p>
          </table:table-cell>
          <table:table-cell table:formula="of:=[.S107]-[.T107]" office:value-type="float" office:value="-760" calcext:value-type="float">
            <text:p>-760</text:p>
          </table:table-cell>
          <table:table-cell office:value-type="string" calcext:value-type="string">
            <text:p>pas d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table:style-name="ce8"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table:number-columns-repeated="5"/>
          <table:table-cell table:style-name="ce21" table:formula="of:=[.L108]+([.M108]/20)+([.N108]/240)" office:value-type="float" office:value="0" calcext:value-type="float">
            <text:p>0,00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[.P108]+0.05*[.Q108]+[.R108]/240" office:value-type="float" office:value="6000" calcext:value-type="float">
            <text:p>6000</text:p>
          </table:table-cell>
          <table:table-cell table:formula="of:=[.J108]*[.O108]" office:value-type="float" office:value="0" calcext:value-type="float">
            <text:p>0,0000</text:p>
          </table:table-cell>
          <table:table-cell table:formula="of:=[.S108]-[.T108]" office:value-type="float" office:value="6000" calcext:value-type="float">
            <text:p>6000</text:p>
          </table:table-cell>
          <table:table-cell office:value-type="string" calcext:value-type="string">
            <text:p>valeur de 6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table:style-name="ce8" office:value-type="string" calcext:value-type="string">
            <text:p>mouchoirs de romal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95" calcext:value-type="float">
            <text:p>195,00</text:p>
          </table:table-cell>
          <table:table-cell office:value-type="string" calcext:value-type="string">
            <text:p>pièc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109]+([.M109]/20)+([.N109]/240)" office:value-type="float" office:value="16" calcext:value-type="float">
            <text:p>16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3120" calcext:value-type="float">
            <text:p>3 120,0000</text:p>
          </table:table-cell>
          <table:table-cell table:formula="of:=[.S109]-[.T109]" office:value-type="float" office:value="-3120" calcext:value-type="float">
            <text:p>-3120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na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10]+([.M110]/20)+([.N110]/240)" office:value-type="float" office:value="0.5" calcext:value-type="float">
            <text:p>0,5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52.5" calcext:value-type="float">
            <text:p>52,5000</text:p>
          </table:table-cell>
          <table:table-cell table:formula="of:=[.S110]-[.T110]" office:value-type="float" office:value="-52.5" calcext:value-type="float">
            <text:p>-52,5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nicané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70" calcext:value-type="float">
            <text:p>37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11]+([.M111]/20)+([.N111]/240)" office:value-type="float" office:value="24" calcext:value-type="float">
            <text:p>24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8880" calcext:value-type="float">
            <text:p>8 880,0000</text:p>
          </table:table-cell>
          <table:table-cell table:formula="of:=[.S111]-[.T111]" office:value-type="float" office:value="-8880" calcext:value-type="float">
            <text:p>-8880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53" calcext:value-type="float">
            <text:p>8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12]+([.M112]/20)+([.N112]/240)" office:value-type="float" office:value="0.6" calcext:value-type="float">
            <text:p>0,6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511.8" calcext:value-type="float">
            <text:p>511,8000</text:p>
          </table:table-cell>
          <table:table-cell table:formula="of:=[.S112]-[.T112]" office:value-type="float" office:value="-511.8" calcext:value-type="float">
            <text:p>-511,8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8.5" calcext:value-type="float">
            <text:p>88,5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13]+([.M113]/20)+([.N113]/240)" office:value-type="float" office:value="8" calcext:value-type="float">
            <text:p>8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708" calcext:value-type="float">
            <text:p>708,0000</text:p>
          </table:table-cell>
          <table:table-cell table:formula="of:=[.S113]-[.T113]" office:value-type="float" office:value="-708" calcext:value-type="float">
            <text:p>-708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eaux de veaux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872" calcext:value-type="float">
            <text:p>1 87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14]+([.M114]/20)+([.N114]/240)" office:value-type="float" office:value="1.5" calcext:value-type="float">
            <text:p>1,5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2808" calcext:value-type="float">
            <text:p>2 808,0000</text:p>
          </table:table-cell>
          <table:table-cell table:formula="of:=[.S114]-[.T114]" office:value-type="float" office:value="-2808" calcext:value-type="float">
            <text:p>-2808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hot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15]+([.M115]/20)+([.N115]/240)" office:value-type="float" office:value="12" calcext:value-type="float">
            <text:p>12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7200" calcext:value-type="float">
            <text:p>7 200,0000</text:p>
          </table:table-cell>
          <table:table-cell table:formula="of:=[.S115]-[.T115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5796" calcext:value-type="float">
            <text:p>15 79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16]+([.M116]/20)+([.N116]/240)" office:value-type="float" office:value="1" calcext:value-type="float">
            <text:p>1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15796" calcext:value-type="float">
            <text:p>15 796,0000</text:p>
          </table:table-cell>
          <table:table-cell table:formula="of:=[.S116]-[.T116]" office:value-type="float" office:value="-15796" calcext:value-type="float">
            <text:p>-15796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80" calcext:value-type="float">
            <text:p>78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17]+([.M117]/20)+([.N117]/240)" office:value-type="float" office:value="4" calcext:value-type="float">
            <text:p>4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3120" calcext:value-type="float">
            <text:p>3 120,0000</text:p>
          </table:table-cell>
          <table:table-cell table:formula="of:=[.S117]-[.T117]" office:value-type="float" office:value="-3120" calcext:value-type="float">
            <text:p>-3120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omb en grena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9248" calcext:value-type="float">
            <text:p>59 2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18]+([.M118]/20)+([.N118]/240)" office:value-type="float" office:value="0.3" calcext:value-type="float">
            <text:p>0,3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17774.4" calcext:value-type="float">
            <text:p>17 774,4000</text:p>
          </table:table-cell>
          <table:table-cell table:formula="of:=[.S118]-[.T118]" office:value-type="float" office:value="-17774.4" calcext:value-type="float">
            <text:p>-17774,4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table:style-name="ce9"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19]+([.M119]/20)+([.N119]/240)" office:value-type="float" office:value="5" calcext:value-type="float">
            <text:p>5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600" calcext:value-type="float">
            <text:p>600,0000</text:p>
          </table:table-cell>
          <table:table-cell table:formula="of:=[.S119]-[.T119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4252" calcext:value-type="float">
            <text:p>14 2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120]+([.M120]/20)+([.N120]/240)" office:value-type="float" office:value="1.4" calcext:value-type="float">
            <text:p>1,4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19952.8" calcext:value-type="float">
            <text:p>19 952,8000</text:p>
          </table:table-cell>
          <table:table-cell table:formula="of:=[.S120]-[.T120]" office:value-type="float" office:value="-19952.8" calcext:value-type="float">
            <text:p>-19952,8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t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52" calcext:value-type="float">
            <text:p>2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21]+([.M121]/20)+([.N121]/240)" office:value-type="float" office:value="0.4" calcext:value-type="float">
            <text:p>0,4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100.8" calcext:value-type="float">
            <text:p>100,8000</text:p>
          </table:table-cell>
          <table:table-cell table:formula="of:=[.S121]-[.T121]" office:value-type="float" office:value="-100.8" calcext:value-type="float">
            <text:p>-100,8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6000" calcext:value-type="float">
            <text:p>2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22]+([.M122]/20)+([.N122]/240)" office:value-type="float" office:value="1" calcext:value-type="float">
            <text:p>1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26000" calcext:value-type="float">
            <text:p>26 000,0000</text:p>
          </table:table-cell>
          <table:table-cell table:formula="of:=[.S122]-[.T122]" office:value-type="float" office:value="-26000" calcext:value-type="float">
            <text:p>-2600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quincaille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table:number-columns-repeated="5"/>
          <table:table-cell table:style-name="ce21" table:formula="of:=[.L123]+([.M123]/20)+([.N123]/240)" office:value-type="float" office:value="0" calcext:value-type="float">
            <text:p>0,00000</text:p>
          </table:table-cell>
          <table:table-cell office:value-type="float" office:value="42500" calcext:value-type="float">
            <text:p>42500</text:p>
          </table:table-cell>
          <table:table-cell table:number-columns-repeated="2"/>
          <table:table-cell table:formula="of:=[.P123]+0.05*[.Q123]+[.R123]/240" office:value-type="float" office:value="42500" calcext:value-type="float">
            <text:p>42500</text:p>
          </table:table-cell>
          <table:table-cell table:formula="of:=[.J123]*[.O123]" office:value-type="float" office:value="0" calcext:value-type="float">
            <text:p>0,0000</text:p>
          </table:table-cell>
          <table:table-cell table:formula="of:=[.S123]-[.T123]" office:value-type="float" office:value="42500" calcext:value-type="float">
            <text:p>42500</text:p>
          </table:table-cell>
          <table:table-cell office:value-type="string" calcext:value-type="string">
            <text:p>42500 L en valeur cy</text:p>
          </table:table-cell>
          <table:table-cell table:number-columns-repeated="1002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quincaille de fer et 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625" calcext:value-type="float">
            <text:p>3 6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24]+([.M124]/20)+([.N124]/240)" office:value-type="float" office:value="0.75" calcext:value-type="float">
            <text:p>0,75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2718.75" calcext:value-type="float">
            <text:p>2 718,7500</text:p>
          </table:table-cell>
          <table:table-cell table:formula="of:=[.S124]-[.T124]" office:value-type="float" office:value="-2718.75" calcext:value-type="float">
            <text:p>-2718,75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mass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25]+([.M125]/20)+([.N125]/240)" office:value-type="float" office:value="15" calcext:value-type="float">
            <text:p>15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3000" calcext:value-type="float">
            <text:p>3 000,0000</text:p>
          </table:table-cell>
          <table:table-cell table:formula="of:=[.S125]-[.T125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7500" calcext:value-type="float">
            <text:p>37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26]+([.M126]/20)+([.N126]/240)" office:value-type="float" office:value="0.2" calcext:value-type="float">
            <text:p>0,2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7500" calcext:value-type="float">
            <text:p>7 500,0000</text:p>
          </table:table-cell>
          <table:table-cell table:formula="of:=[.S126]-[.T126]" office:value-type="float" office:value="-7500" calcext:value-type="float">
            <text:p>-750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aumon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27]+([.M127]/20)+([.N127]/240)" office:value-type="float" office:value="50" calcext:value-type="float">
            <text:p>50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600" calcext:value-type="float">
            <text:p>600,0000</text:p>
          </table:table-cell>
          <table:table-cell table:formula="of:=[.S127]-[.T127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tocfi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28]+([.M128]/20)+([.N128]/240)" office:value-type="float" office:value="0.25" calcext:value-type="float">
            <text:p>0,25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200" calcext:value-type="float">
            <text:p>200,0000</text:p>
          </table:table-cell>
          <table:table-cell table:formula="of:=[.S128]-[.T128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63331" calcext:value-type="float">
            <text:p>163 33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29]+([.M129]/20)+([.N129]/240)" office:value-type="float" office:value="0.3" calcext:value-type="float">
            <text:p>0,3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48999.3" calcext:value-type="float">
            <text:p>48 999,3000</text:p>
          </table:table-cell>
          <table:table-cell table:formula="of:=[.S129]-[.T129]" office:value-type="float" office:value="-48999.3" calcext:value-type="float">
            <text:p>-48999,3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30]+([.M130]/20)+([.N130]/240)" office:value-type="float" office:value="0.75" calcext:value-type="float">
            <text:p>0,75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22.5" calcext:value-type="float">
            <text:p>22,5000</text:p>
          </table:table-cell>
          <table:table-cell table:formula="of:=[.S130]-[.T130]" office:value-type="float" office:value="-22.5" calcext:value-type="float">
            <text:p>-22,5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31]+([.M131]/20)+([.N131]/240)" office:value-type="float" office:value="30" calcext:value-type="float">
            <text:p>30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720" calcext:value-type="float">
            <text:p>720,0000</text:p>
          </table:table-cell>
          <table:table-cell table:formula="of:=[.S131]-[.T131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rgent v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baril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1" table:formula="of:=[.L132]+([.M132]/20)+([.N132]/240)" office:value-type="float" office:value="400" calcext:value-type="float">
            <text:p>400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23200" calcext:value-type="float">
            <text:p>23 200,0000</text:p>
          </table:table-cell>
          <table:table-cell table:formula="of:=[.S132]-[.T132]" office:value-type="float" office:value="-23200" calcext:value-type="float">
            <text:p>-23200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960" calcext:value-type="float">
            <text:p>2 9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33]+([.M133]/20)+([.N133]/240)" office:value-type="float" office:value="1" calcext:value-type="float">
            <text:p>1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2960" calcext:value-type="float">
            <text:p>2 960,0000</text:p>
          </table:table-cell>
          <table:table-cell table:formula="of:=[.S133]-[.T133]" office:value-type="float" office:value="-2960" calcext:value-type="float">
            <text:p>-296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960" calcext:value-type="float">
            <text:p>3 96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134]+([.M134]/20)+([.N134]/240)" office:value-type="float" office:value="0.1" calcext:value-type="float">
            <text:p>0,1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396" calcext:value-type="float">
            <text:p>396,0000</text:p>
          </table:table-cell>
          <table:table-cell table:formula="of:=[.S134]-[.T134]" office:value-type="float" office:value="-396" calcext:value-type="float">
            <text:p>-396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4700" calcext:value-type="float">
            <text:p>14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35]+([.M135]/20)+([.N135]/240)" office:value-type="float" office:value="0.3" calcext:value-type="float">
            <text:p>0,3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4410" calcext:value-type="float">
            <text:p>4 410,0000</text:p>
          </table:table-cell>
          <table:table-cell table:formula="of:=[.S135]-[.T135]" office:value-type="float" office:value="-4410" calcext:value-type="float">
            <text:p>-4410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vre div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6044" calcext:value-type="float">
            <text:p>6 0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1" table:formula="of:=[.L136]+([.M136]/20)+([.N136]/240)" office:value-type="float" office:value="1.1" calcext:value-type="float">
            <text:p>1,1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6648.4" calcext:value-type="float">
            <text:p>6 648,4000</text:p>
          </table:table-cell>
          <table:table-cell table:formula="of:=[.S136]-[.T136]" office:value-type="float" office:value="-6648.4" calcext:value-type="float">
            <text:p>-6648,4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vre div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tonneaux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37]+([.M137]/20)+([.N137]/240)" office:value-type="float" office:value="100" calcext:value-type="float">
            <text:p>100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10000" calcext:value-type="float">
            <text:p>10 000,0000</text:p>
          </table:table-cell>
          <table:table-cell table:formula="of:=[.S137]-[.T137]" office:value-type="float" office:value="-10000" calcext:value-type="float">
            <text:p>-10000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04" calcext:value-type="float">
            <text:p>404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38]+([.M138]/20)+([.N138]/240)" office:value-type="float" office:value="50" calcext:value-type="float">
            <text:p>50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20200" calcext:value-type="float">
            <text:p>20 200,0000</text:p>
          </table:table-cell>
          <table:table-cell table:formula="of:=[.S138]-[.T138]" office:value-type="float" office:value="-20200" calcext:value-type="float">
            <text:p>-2020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anc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en nombre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1" table:formula="of:=[.L139]+([.M139]/20)+([.N139]/240)" office:value-type="float" office:value="250" calcext:value-type="float">
            <text:p>250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10000" calcext:value-type="float">
            <text:p>10 000,0000</text:p>
          </table:table-cell>
          <table:table-cell table:formula="of:=[.S139]-[.T139]" office:value-type="float" office:value="-10000" calcext:value-type="float">
            <text:p>-10000</text:p>
          </table:table-cell>
          <table:table-cell office:value-type="string" calcext:value-type="string">
            <text:p>À 6 S 250 L</text:p>
          </table:table-cell>
          <table:table-cell table:number-columns-repeated="100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l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140]+([.M140]/20)+([.N140]/240)" office:value-type="float" office:value="120" calcext:value-type="float">
            <text:p>120,0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720" calcext:value-type="float">
            <text:p>720,0000</text:p>
          </table:table-cell>
          <table:table-cell table:formula="of:=[.S140]-[.T140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37" calcext:value-type="float">
            <text:p>137,00</text:p>
          </table:table-cell>
          <table:table-cell office:value-type="string" calcext:value-type="string">
            <text:p>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141]+([.M141]/20)+([.N141]/240)" office:value-type="float" office:value="17" calcext:value-type="float">
            <text:p>17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2329" calcext:value-type="float">
            <text:p>2 329,0000</text:p>
          </table:table-cell>
          <table:table-cell table:formula="of:=[.S141]-[.T141]" office:value-type="float" office:value="-2329" calcext:value-type="float">
            <text:p>-2329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table:number-columns-repeated="5"/>
          <table:table-cell table:style-name="ce21" table:formula="of:=[.L142]+([.M142]/20)+([.N142]/240)" office:value-type="float" office:value="0" calcext:value-type="float">
            <text:p>0,00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[.P142]+0.05*[.Q142]+[.R142]/240" office:value-type="float" office:value="6000" calcext:value-type="float">
            <text:p>6000</text:p>
          </table:table-cell>
          <table:table-cell table:formula="of:=[.J142]*[.O142]" office:value-type="float" office:value="0" calcext:value-type="float">
            <text:p>0,0000</text:p>
          </table:table-cell>
          <table:table-cell table:formula="of:=[.S142]-[.T142]" office:value-type="float" office:value="6000" calcext:value-type="float">
            <text:p>6000</text:p>
          </table:table-cell>
          <table:table-cell office:value-type="string" calcext:value-type="string">
            <text:p>valeur de 6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956" calcext:value-type="float">
            <text:p>3 956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43]+([.M143]/20)+([.N143]/240)" office:value-type="float" office:value="4" calcext:value-type="float">
            <text:p>4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15824" calcext:value-type="float">
            <text:p>15 824,0000</text:p>
          </table:table-cell>
          <table:table-cell table:formula="of:=[.S143]-[.T143]" office:value-type="float" office:value="-15824" calcext:value-type="float">
            <text:p>-15824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70" calcext:value-type="float">
            <text:p>37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44]+([.M144]/20)+([.N144]/240)" office:value-type="float" office:value="1" calcext:value-type="float">
            <text:p>1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370" calcext:value-type="float">
            <text:p>370,0000</text:p>
          </table:table-cell>
          <table:table-cell table:formula="of:=[.S144]-[.T144]" office:value-type="float" office:value="-370" calcext:value-type="float">
            <text:p>-370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u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45]+([.M145]/20)+([.N145]/240)" office:value-type="float" office:value="3" calcext:value-type="float">
            <text:p>3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3600" calcext:value-type="float">
            <text:p>3 600,0000</text:p>
          </table:table-cell>
          <table:table-cell table:formula="of:=[.S145]-[.T145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lp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46]+([.M146]/20)+([.N146]/240)" office:value-type="float" office:value="0.2" calcext:value-type="float">
            <text:p>0,2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20" calcext:value-type="float">
            <text:p>20,0000</text:p>
          </table:table-cell>
          <table:table-cell table:formula="of:=[.S146]-[.T146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2660" calcext:value-type="float">
            <text:p>2 6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47]+([.M147]/20)+([.N147]/240)" office:value-type="float" office:value="0.6" calcext:value-type="float">
            <text:p>0,6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1596" calcext:value-type="float">
            <text:p>1 596,0000</text:p>
          </table:table-cell>
          <table:table-cell table:formula="of:=[.S147]-[.T147]" office:value-type="float" office:value="-1596" calcext:value-type="float">
            <text:p>-1596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27400" calcext:value-type="float">
            <text:p>127 400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48]+([.M148]/20)+([.N148]/240)" office:value-type="float" office:value="18" calcext:value-type="float">
            <text:p>18,0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2293200" calcext:value-type="float">
            <text:p>2 293 200,0000</text:p>
          </table:table-cell>
          <table:table-cell table:formula="of:=[.S148]-[.T148]" office:value-type="float" office:value="-2293200" calcext:value-type="float">
            <text:p>-229320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caba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49]+([.M149]/20)+([.N149]/240)" office:value-type="float" office:value="4" calcext:value-type="float">
            <text:p>4,0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6000" calcext:value-type="float">
            <text:p>6 000,0000</text:p>
          </table:table-cell>
          <table:table-cell table:formula="of:=[.S149]-[.T149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203000" calcext:value-type="float">
            <text:p>20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150]+([.M150]/20)+([.N150]/240)" office:value-type="float" office:value="0.15" calcext:value-type="float">
            <text:p>0,15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30450" calcext:value-type="float">
            <text:p>30 450,0000</text:p>
          </table:table-cell>
          <table:table-cell table:formula="of:=[.S150]-[.T150]" office:value-type="float" office:value="-30450" calcext:value-type="float">
            <text:p>-3045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iè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51]+([.M151]/20)+([.N151]/240)" office:value-type="float" office:value="0.2" calcext:value-type="float">
            <text:p>0,2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300" calcext:value-type="float">
            <text:p>300,0000</text:p>
          </table:table-cell>
          <table:table-cell table:formula="of:=[.S151]-[.T15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52]+([.M152]/20)+([.N152]/240)" office:value-type="float" office:value="30" calcext:value-type="float">
            <text:p>30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1500" calcext:value-type="float">
            <text:p>1 500,0000</text:p>
          </table:table-cell>
          <table:table-cell table:formula="of:=[.S152]-[.T152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de bord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4120" calcext:value-type="float">
            <text:p>14 12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53]+([.M153]/20)+([.N153]/240)" office:value-type="float" office:value="6" calcext:value-type="float">
            <text:p>6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84720" calcext:value-type="float">
            <text:p>84 720,0000</text:p>
          </table:table-cell>
          <table:table-cell table:formula="of:=[.S153]-[.T153]" office:value-type="float" office:value="-84720" calcext:value-type="float">
            <text:p>-84720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espa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54]+([.M154]/20)+([.N154]/240)" office:value-type="float" office:value="0.75" calcext:value-type="float">
            <text:p>0,75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195" calcext:value-type="float">
            <text:p>195,0000</text:p>
          </table:table-cell>
          <table:table-cell table:formula="of:=[.S154]-[.T154]" office:value-type="float" office:value="-195" calcext:value-type="float">
            <text:p>-195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8000" calcext:value-type="float">
            <text:p>28 000,00</text:p>
          </table:table-cell>
          <table:table-cell office:value-type="string" calcext:value-type="string">
            <text:p>douell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155]+([.M155]/20)+([.N155]/240)" office:value-type="float" office:value="0.1" calcext:value-type="float">
            <text:p>0,1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2800" calcext:value-type="float">
            <text:p>2 800,0000</text:p>
          </table:table-cell>
          <table:table-cell table:formula="of:=[.S155]-[.T155]" office:value-type="float" office:value="-2800" calcext:value-type="float">
            <text:p>-280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376" calcext:value-type="float">
            <text:p>1 376,00</text:p>
          </table:table-cell>
          <table:table-cell office:value-type="string" calcext:value-type="string">
            <text:p>ball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156]+([.M156]/20)+([.N156]/240)" office:value-type="float" office:value="120" calcext:value-type="float">
            <text:p>120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165120" calcext:value-type="float">
            <text:p>165 120,0000</text:p>
          </table:table-cell>
          <table:table-cell table:formula="of:=[.S156]-[.T156]" office:value-type="float" office:value="-165120" calcext:value-type="float">
            <text:p>-165120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406880" calcext:value-type="float">
            <text:p>1 406 8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57]+([.M157]/20)+([.N157]/240)" office:value-type="float" office:value="0.3" calcext:value-type="float">
            <text:p>0,3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422064" calcext:value-type="float">
            <text:p>422 064,0000</text:p>
          </table:table-cell>
          <table:table-cell table:formula="of:=[.S157]-[.T157]" office:value-type="float" office:value="-422064" calcext:value-type="float">
            <text:p>-422064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721610" calcext:value-type="float">
            <text:p>721 6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158]+([.M158]/20)+([.N158]/240)" office:value-type="float" office:value="0.175" calcext:value-type="float">
            <text:p>0,175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126281.75" calcext:value-type="float">
            <text:p>126 281,7500</text:p>
          </table:table-cell>
          <table:table-cell table:formula="of:=[.S158]-[.T158]" office:value-type="float" office:value="-126281.75" calcext:value-type="float">
            <text:p>-126281,75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0104" calcext:value-type="float">
            <text:p>10 104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59]+([.M159]/20)+([.N159]/240)" office:value-type="float" office:value="3" calcext:value-type="float">
            <text:p>3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30312" calcext:value-type="float">
            <text:p>30 312,0000</text:p>
          </table:table-cell>
          <table:table-cell table:formula="of:=[.S159]-[.T159]" office:value-type="float" office:value="-30312" calcext:value-type="float">
            <text:p>-30312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table:number-columns-repeated="5"/>
          <table:table-cell table:style-name="ce21" table:formula="of:=[.L160]+([.M160]/20)+([.N160]/240)" office:value-type="float" office:value="0" calcext:value-type="float">
            <text:p>0,000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[.P160]+0.05*[.Q160]+[.R160]/240" office:value-type="float" office:value="122" calcext:value-type="float">
            <text:p>122</text:p>
          </table:table-cell>
          <table:table-cell table:formula="of:=[.J160]*[.O160]" office:value-type="float" office:value="0" calcext:value-type="float">
            <text:p>0,0000</text:p>
          </table:table-cell>
          <table:table-cell table:formula="of:=[.S160]-[.T160]" office:value-type="float" office:value="122" calcext:value-type="float">
            <text:p>122</text:p>
          </table:table-cell>
          <table:table-cell office:value-type="string" calcext:value-type="string">
            <text:p>valeur de 12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965" calcext:value-type="float">
            <text:p>965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61]+([.M161]/20)+([.N161]/240)" office:value-type="float" office:value="100" calcext:value-type="float">
            <text:p>100,0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96500" calcext:value-type="float">
            <text:p>96 500,0000</text:p>
          </table:table-cell>
          <table:table-cell table:formula="of:=[.S161]-[.T161]" office:value-type="float" office:value="-96500" calcext:value-type="float">
            <text:p>-96500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ts doub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en nombre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162]+([.M162]/20)+([.N162]/240)" office:value-type="float" office:value="200" calcext:value-type="float">
            <text:p>200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14400" calcext:value-type="float">
            <text:p>14 400,0000</text:p>
          </table:table-cell>
          <table:table-cell table:formula="of:=[.S162]-[.T162]" office:value-type="float" office:value="-14400" calcext:value-type="float">
            <text:p>-1440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6030" calcext:value-type="float">
            <text:p>6 03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63]+([.M163]/20)+([.N163]/240)" office:value-type="float" office:value="1" calcext:value-type="float">
            <text:p>1,0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6030" calcext:value-type="float">
            <text:p>6 030,0000</text:p>
          </table:table-cell>
          <table:table-cell table:formula="of:=[.S163]-[.T163]" office:value-type="float" office:value="-6030" calcext:value-type="float">
            <text:p>-6030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u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64]+([.M164]/20)+([.N164]/240)" office:value-type="float" office:value="3" calcext:value-type="float">
            <text:p>3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660" calcext:value-type="float">
            <text:p>660,0000</text:p>
          </table:table-cell>
          <table:table-cell table:formula="of:=[.S164]-[.T164]" office:value-type="float" office:value="-660" calcext:value-type="float">
            <text:p>-660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u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65]+([.M165]/20)+([.N165]/240)" office:value-type="float" office:value="10" calcext:value-type="float">
            <text:p>10,0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40" calcext:value-type="float">
            <text:p>40,0000</text:p>
          </table:table-cell>
          <table:table-cell table:formula="of:=[.S165]-[.T165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6000" calcext:value-type="float">
            <text:p>16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66]+([.M166]/20)+([.N166]/240)" office:value-type="float" office:value="1" calcext:value-type="float">
            <text:p>1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16000" calcext:value-type="float">
            <text:p>16 000,0000</text:p>
          </table:table-cell>
          <table:table-cell table:formula="of:=[.S166]-[.T166]" office:value-type="float" office:value="-16000" calcext:value-type="float">
            <text:p>-16000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001" calcext:value-type="float">
            <text:p>1 001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67]+([.M167]/20)+([.N167]/240)" office:value-type="float" office:value="30" calcext:value-type="float">
            <text:p>30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30030" calcext:value-type="float">
            <text:p>30 030,0000</text:p>
          </table:table-cell>
          <table:table-cell table:formula="of:=[.S167]-[.T167]" office:value-type="float" office:value="-30030" calcext:value-type="float">
            <text:p>-3003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espa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532" calcext:value-type="float">
            <text:p>53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68]+([.M168]/20)+([.N168]/240)" office:value-type="float" office:value="0.75" calcext:value-type="float">
            <text:p>0,75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399" calcext:value-type="float">
            <text:p>399,0000</text:p>
          </table:table-cell>
          <table:table-cell table:formula="of:=[.S168]-[.T168]" office:value-type="float" office:value="-399" calcext:value-type="float">
            <text:p>-399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074529" calcext:value-type="float">
            <text:p>1 074 5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169]+([.M169]/20)+([.N169]/240)" office:value-type="float" office:value="0.175" calcext:value-type="float">
            <text:p>0,175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188042.575" calcext:value-type="float">
            <text:p>188 042,5750</text:p>
          </table:table-cell>
          <table:table-cell table:formula="of:=[.S169]-[.T169]" office:value-type="float" office:value="-188042.575" calcext:value-type="float">
            <text:p>-188042,58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5469" calcext:value-type="float">
            <text:p>5 469,00</text:p>
          </table:table-cell>
          <table:table-cell office:value-type="string" calcext:value-type="string">
            <text:p>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170]+([.M170]/20)+([.N170]/240)" office:value-type="float" office:value="17" calcext:value-type="float">
            <text:p>17,0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92973" calcext:value-type="float">
            <text:p>92 973,0000</text:p>
          </table:table-cell>
          <table:table-cell table:formula="of:=[.S170]-[.T170]" office:value-type="float" office:value="-92973" calcext:value-type="float">
            <text:p>-92973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36950" calcext:value-type="float">
            <text:p>36 9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171]+([.M171]/20)+([.N171]/240)" office:value-type="float" office:value="1.4" calcext:value-type="float">
            <text:p>1,4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51730" calcext:value-type="float">
            <text:p>51 730,0000</text:p>
          </table:table-cell>
          <table:table-cell table:formula="of:=[.S171]-[.T171]" office:value-type="float" office:value="-51730" calcext:value-type="float">
            <text:p>-51730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837" calcext:value-type="float">
            <text:p>837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72]+([.M172]/20)+([.N172]/240)" office:value-type="float" office:value="50" calcext:value-type="float">
            <text:p>50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41850" calcext:value-type="float">
            <text:p>41 850,0000</text:p>
          </table:table-cell>
          <table:table-cell table:formula="of:=[.S172]-[.T172]" office:value-type="float" office:value="-41850" calcext:value-type="float">
            <text:p>-4185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vre en pla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570" calcext:value-type="float">
            <text:p>570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73]+([.M173]/20)+([.N173]/240)" office:value-type="float" office:value="50" calcext:value-type="float">
            <text:p>50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28500" calcext:value-type="float">
            <text:p>28 500,0000</text:p>
          </table:table-cell>
          <table:table-cell table:formula="of:=[.S173]-[.T173]" office:value-type="float" office:value="-28500" calcext:value-type="float">
            <text:p>-28500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2008255" calcext:value-type="float">
            <text:p>2 008 2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174]+([.M174]/20)+([.N174]/240)" office:value-type="float" office:value="0.175" calcext:value-type="float">
            <text:p>0,175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351444.625" calcext:value-type="float">
            <text:p>351 444,6250</text:p>
          </table:table-cell>
          <table:table-cell table:formula="of:=[.S174]-[.T174]" office:value-type="float" office:value="-351444.625" calcext:value-type="float">
            <text:p>-351444,63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2602" calcext:value-type="float">
            <text:p>2 60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75]+([.M175]/20)+([.N175]/240)" office:value-type="float" office:value="0.4" calcext:value-type="float">
            <text:p>0,4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1040.8" calcext:value-type="float">
            <text:p>1 040,8000</text:p>
          </table:table-cell>
          <table:table-cell table:formula="of:=[.S175]-[.T175]" office:value-type="float" office:value="-1040.8" calcext:value-type="float">
            <text:p>-1040,8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ts de 25 palmes 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en nombre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176]+([.M176]/20)+([.N176]/240)" office:value-type="float" office:value="150" calcext:value-type="float">
            <text:p>150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14400" calcext:value-type="float">
            <text:p>14 400,0000</text:p>
          </table:table-cell>
          <table:table-cell table:formula="of:=[.S176]-[.T176]" office:value-type="float" office:value="-14400" calcext:value-type="float">
            <text:p>-14400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ts de 9 à 6 pal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en nombre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177]+([.M177]/20)+([.N177]/240)" office:value-type="float" office:value="150" calcext:value-type="float">
            <text:p>150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9900" calcext:value-type="float">
            <text:p>9 900,0000</text:p>
          </table:table-cell>
          <table:table-cell table:formula="of:=[.S177]-[.T177]" office:value-type="float" office:value="-9900" calcext:value-type="float">
            <text:p>-9900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eaux de loups mar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254" calcext:value-type="float">
            <text:p>254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78]+([.M178]/20)+([.N178]/240)" office:value-type="float" office:value="3.5" calcext:value-type="float">
            <text:p>3,5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889" calcext:value-type="float">
            <text:p>889,0000</text:p>
          </table:table-cell>
          <table:table-cell table:formula="of:=[.S178]-[.T178]" office:value-type="float" office:value="-889" calcext:value-type="float">
            <text:p>-889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sapin de 5 à 6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728" calcext:value-type="float">
            <text:p>72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79]+([.M179]/20)+([.N179]/240)" office:value-type="float" office:value="0.5" calcext:value-type="float">
            <text:p>0,5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364" calcext:value-type="float">
            <text:p>364,0000</text:p>
          </table:table-cell>
          <table:table-cell table:formula="of:=[.S179]-[.T179]" office:value-type="float" office:value="-364" calcext:value-type="float">
            <text:p>-364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sapin de 7 à 8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28247" calcext:value-type="float">
            <text:p>28 24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80]+([.M180]/20)+([.N180]/240)" office:value-type="float" office:value="0.75" calcext:value-type="float">
            <text:p>0,75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21185.25" calcext:value-type="float">
            <text:p>21 185,2500</text:p>
          </table:table-cell>
          <table:table-cell table:formula="of:=[.S180]-[.T180]" office:value-type="float" office:value="-21185.25" calcext:value-type="float">
            <text:p>-21185,25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sapin de 9 à 11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63389" calcext:value-type="float">
            <text:p>63 389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81]+([.M181]/20)+([.N181]/240)" office:value-type="float" office:value="1" calcext:value-type="float">
            <text:p>1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63389" calcext:value-type="float">
            <text:p>63 389,0000</text:p>
          </table:table-cell>
          <table:table-cell table:formula="of:=[.S181]-[.T181]" office:value-type="float" office:value="-63389" calcext:value-type="float">
            <text:p>-63389</text:p>
          </table:table-cell>
          <table:table-cell office:value-type="string" calcext:value-type="string">
            <text:p>nombr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anches de sapin de 12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336" calcext:value-type="float">
            <text:p>33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" table:formula="of:=[.L182]+([.M182]/20)+([.N182]/240)" office:value-type="float" office:value="1.15" calcext:value-type="float">
            <text:p>1,15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386.4" calcext:value-type="float">
            <text:p>386,4000</text:p>
          </table:table-cell>
          <table:table-cell table:formula="of:=[.S182]-[.T182]" office:value-type="float" office:value="-386.4" calcext:value-type="float">
            <text:p>-386,4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u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83]+([.M183]/20)+([.N183]/240)" office:value-type="float" office:value="10" calcext:value-type="float">
            <text:p>10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290" calcext:value-type="float">
            <text:p>290,0000</text:p>
          </table:table-cell>
          <table:table-cell table:formula="of:=[.S183]-[.T183]" office:value-type="float" office:value="-290" calcext:value-type="float">
            <text:p>-290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og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baril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184]+([.M184]/20)+([.N184]/240)" office:value-type="float" office:value="36" calcext:value-type="float">
            <text:p>36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162" calcext:value-type="float">
            <text:p>162,0000</text:p>
          </table:table-cell>
          <table:table-cell table:formula="of:=[.S184]-[.T184]" office:value-type="float" office:value="-162" calcext:value-type="float">
            <text:p>-162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85]+([.M185]/20)+([.N185]/240)" office:value-type="float" office:value="1" calcext:value-type="float">
            <text:p>1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11" calcext:value-type="float">
            <text:p>11,0000</text:p>
          </table:table-cell>
          <table:table-cell table:formula="of:=[.S185]-[.T185]" office:value-type="float" office:value="-11" calcext:value-type="float">
            <text:p>-11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8199" calcext:value-type="float">
            <text:p>8 199,00</text:p>
          </table:table-cell>
          <table:table-cell office:value-type="string" calcext:value-type="string">
            <text:p>livres</text:p>
          </table:table-cell>
          <table:table-cell office:value-type="float" office:value="0.57" calcext:value-type="float">
            <text:p>0,570</text:p>
          </table:table-cell>
          <table:table-cell office:value-type="float" office:value="0.12" calcext:value-type="float">
            <text:p>0,12</text:p>
          </table:table-cell>
          <table:table-cell/>
          <table:table-cell table:style-name="ce21" table:formula="of:=[.L186]+([.M186]/20)+([.N186]/240)" office:value-type="float" office:value="0.576" calcext:value-type="float">
            <text:p>0,576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4722.624" calcext:value-type="float">
            <text:p>4 722,6240</text:p>
          </table:table-cell>
          <table:table-cell table:formula="of:=[.S186]-[.T186]" office:value-type="float" office:value="-4722.624" calcext:value-type="float">
            <text:p>-4722,62</text:p>
          </table:table-cell>
          <table:table-cell office:value-type="string" calcext:value-type="string">
            <text:p>À 57 L 12 S L%</text:p>
          </table:table-cell>
          <table:table-cell table:number-columns-repeated="100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213304" calcext:value-type="float">
            <text:p>1 213 304,00</text:p>
          </table:table-cell>
          <table:table-cell office:value-type="string" calcext:value-type="string">
            <text:p>livres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21" table:formula="of:=[.L187]+([.M187]/20)+([.N187]/240)" office:value-type="float" office:value="0.541666666666667" calcext:value-type="float">
            <text:p>0,54167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657206.333333333" calcext:value-type="float">
            <text:p>657 206,3333</text:p>
          </table:table-cell>
          <table:table-cell table:formula="of:=[.S187]-[.T187]" office:value-type="float" office:value="-657206.333333333" calcext:value-type="float">
            <text:p>-657206,33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nefi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500" calcext:value-type="float">
            <text:p>7 500,00</text:p>
          </table:table-cell>
          <table:table-cell office:value-type="string" calcext:value-type="string">
            <text:p>livres</text:p>
          </table:table-cell>
          <table:table-cell office:value-type="float" office:value="0.21" calcext:value-type="float">
            <text:p>0,210</text:p>
          </table:table-cell>
          <table:table-cell office:value-type="float" office:value="0.12" calcext:value-type="float">
            <text:p>0,12</text:p>
          </table:table-cell>
          <table:table-cell/>
          <table:table-cell table:style-name="ce21" table:formula="of:=[.L188]+([.M188]/20)+([.N188]/240)" office:value-type="float" office:value="0.216" calcext:value-type="float">
            <text:p>0,216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1620" calcext:value-type="float">
            <text:p>1 620,0000</text:p>
          </table:table-cell>
          <table:table-cell table:formula="of:=[.S188]-[.T188]" office:value-type="float" office:value="-1620" calcext:value-type="float">
            <text:p>-1620</text:p>
          </table:table-cell>
          <table:table-cell office:value-type="string" calcext:value-type="string">
            <text:p>À 21 L 12 S L%</text:p>
          </table:table-cell>
          <table:table-cell table:number-columns-repeated="1002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79" calcext:value-type="float">
            <text:p>379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21" table:formula="of:=[.L189]+([.M189]/20)+([.N189]/240)" office:value-type="float" office:value="0.6" calcext:value-type="float">
            <text:p>0,6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227.4" calcext:value-type="float">
            <text:p>227,4000</text:p>
          </table:table-cell>
          <table:table-cell table:formula="of:=[.S189]-[.T189]" office:value-type="float" office:value="-227.4" calcext:value-type="float">
            <text:p>-227,4</text:p>
          </table:table-cell>
          <table:table-cell office:value-type="string" calcext:value-type="string">
            <text:p>60 L L%</text:p>
          </table:table-cell>
          <table:table-cell table:number-columns-repeated="100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68418" calcext:value-type="float">
            <text:p>68 418,00</text:p>
          </table:table-cell>
          <table:table-cell office:value-type="string" calcext:value-type="string">
            <text:p>livres</text:p>
          </table:table-cell>
          <table:table-cell office:value-type="float" office:value="1.32" calcext:value-type="float">
            <text:p>1,320</text:p>
          </table:table-cell>
          <table:table-cell table:number-columns-repeated="2"/>
          <table:table-cell table:style-name="ce21" table:formula="of:=[.L190]+([.M190]/20)+([.N190]/240)" office:value-type="float" office:value="1.32" calcext:value-type="float">
            <text:p>1,32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90311.76" calcext:value-type="float">
            <text:p>90 311,7600</text:p>
          </table:table-cell>
          <table:table-cell table:formula="of:=[.S190]-[.T190]" office:value-type="float" office:value="-90311.76" calcext:value-type="float">
            <text:p>-90311,76</text:p>
          </table:table-cell>
          <table:table-cell office:value-type="string" calcext:value-type="string">
            <text:p>À 132 L L%</text:p>
          </table:table-cell>
          <table:table-cell table:number-columns-repeated="100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91]+([.M191]/20)+([.N191]/240)" office:value-type="float" office:value="6" calcext:value-type="float">
            <text:p>6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798" calcext:value-type="float">
            <text:p>798,0000</text:p>
          </table:table-cell>
          <table:table-cell table:formula="of:=[.S191]-[.T191]" office:value-type="float" office:value="-798" calcext:value-type="float">
            <text:p>-798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587" calcext:value-type="float">
            <text:p>587,00</text:p>
          </table:table-cell>
          <table:table-cell office:value-type="string" calcext:value-type="string">
            <text:p>bariqu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192]+([.M192]/20)+([.N192]/240)" office:value-type="float" office:value="110" calcext:value-type="float">
            <text:p>110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64570" calcext:value-type="float">
            <text:p>64 570,0000</text:p>
          </table:table-cell>
          <table:table-cell table:formula="of:=[.S192]-[.T192]" office:value-type="float" office:value="-64570" calcext:value-type="float">
            <text:p>-64570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7526" calcext:value-type="float">
            <text:p>27 526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1" table:formula="of:=[.L193]+([.M193]/20)+([.N193]/240)" office:value-type="float" office:value="7.65" calcext:value-type="float">
            <text:p>7,65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210573.9" calcext:value-type="float">
            <text:p>210 573,9000</text:p>
          </table:table-cell>
          <table:table-cell table:formula="of:=[.S193]-[.T193]" office:value-type="float" office:value="-210573.9" calcext:value-type="float">
            <text:p>-210573,9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iqu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079" calcext:value-type="float">
            <text:p>1 079,00</text:p>
          </table:table-cell>
          <table:table-cell office:value-type="string" calcext:value-type="string">
            <text:p>pot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94]+([.M194]/20)+([.N194]/240)" office:value-type="float" office:value="6" calcext:value-type="float">
            <text:p>6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6474" calcext:value-type="float">
            <text:p>6 474,0000</text:p>
          </table:table-cell>
          <table:table-cell table:formula="of:=[.S194]-[.T194]" office:value-type="float" office:value="-6474" calcext:value-type="float">
            <text:p>-6474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rue sè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610500" calcext:value-type="float">
            <text:p>1 610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95]+([.M195]/20)+([.N195]/240)" office:value-type="float" office:value="0.25" calcext:value-type="float">
            <text:p>0,25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402625" calcext:value-type="float">
            <text:p>402 625,0000</text:p>
          </table:table-cell>
          <table:table-cell table:formula="of:=[.S195]-[.T195]" office:value-type="float" office:value="-402625" calcext:value-type="float">
            <text:p>-402625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9757" calcext:value-type="float">
            <text:p>9 75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96]+([.M196]/20)+([.N196]/240)" office:value-type="float" office:value="0.3" calcext:value-type="float">
            <text:p>0,3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2927.1" calcext:value-type="float">
            <text:p>2 927,1000</text:p>
          </table:table-cell>
          <table:table-cell table:formula="of:=[.S196]-[.T196]" office:value-type="float" office:value="-2927.1" calcext:value-type="float">
            <text:p>-2927,1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oco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5675" calcext:value-type="float">
            <text:p>75 675,00</text:p>
          </table:table-cell>
          <table:table-cell office:value-type="string" calcext:value-type="string">
            <text:p>livres</text:p>
          </table:table-cell>
          <table:table-cell office:value-type="float" office:value="0.67" calcext:value-type="float">
            <text:p>0,670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21" table:formula="of:=[.L197]+([.M197]/20)+([.N197]/240)" office:value-type="float" office:value="0.672" calcext:value-type="float">
            <text:p>0,672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50853.6" calcext:value-type="float">
            <text:p>50 853,6000</text:p>
          </table:table-cell>
          <table:table-cell table:formula="of:=[.S197]-[.T197]" office:value-type="float" office:value="-50853.6" calcext:value-type="float">
            <text:p>-50853,6</text:p>
          </table:table-cell>
          <table:table-cell office:value-type="string" calcext:value-type="string">
            <text:p>À 67L 4S L%</text:p>
          </table:table-cell>
          <table:table-cell table:number-columns-repeated="1002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irop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648" calcext:value-type="float">
            <text:p>6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98]+([.M198]/20)+([.N198]/240)" office:value-type="float" office:value="0.3" calcext:value-type="float">
            <text:p>0,3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194.4" calcext:value-type="float">
            <text:p>194,4000</text:p>
          </table:table-cell>
          <table:table-cell table:formula="of:=[.S198]-[.T198]" office:value-type="float" office:value="-194.4" calcext:value-type="float">
            <text:p>-194,4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irop méla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5969" calcext:value-type="float">
            <text:p>15 969,00</text:p>
          </table:table-cell>
          <table:table-cell office:value-type="string" calcext:value-type="string">
            <text:p>livres</text:p>
          </table:table-cell>
          <table:table-cell office:value-type="float" office:value="0.09" calcext:value-type="float">
            <text:p>0,090</text:p>
          </table:table-cell>
          <table:table-cell office:value-type="float" office:value="0.12" calcext:value-type="float">
            <text:p>0,12</text:p>
          </table:table-cell>
          <table:table-cell/>
          <table:table-cell table:style-name="ce21" table:formula="of:=[.L199]+([.M199]/20)+([.N199]/240)" office:value-type="float" office:value="0.096" calcext:value-type="float">
            <text:p>0,096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1533.024" calcext:value-type="float">
            <text:p>1 533,0240</text:p>
          </table:table-cell>
          <table:table-cell table:formula="of:=[.S199]-[.T199]" office:value-type="float" office:value="-1533.024" calcext:value-type="float">
            <text:p>-1533,02</text:p>
          </table:table-cell>
          <table:table-cell office:value-type="string" calcext:value-type="string">
            <text:p>à 9L 12S %</text:p>
          </table:table-cell>
          <table:table-cell table:number-columns-repeated="1002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64663" calcext:value-type="float">
            <text:p>64 663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21" table:formula="of:=[.L200]+([.M200]/20)+([.N200]/240)" office:value-type="float" office:value="0.252" calcext:value-type="float">
            <text:p>0,252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16295.076" calcext:value-type="float">
            <text:p>16 295,0760</text:p>
          </table:table-cell>
          <table:table-cell table:formula="of:=[.S200]-[.T200]" office:value-type="float" office:value="-16295.076" calcext:value-type="float">
            <text:p>-16295,08</text:p>
          </table:table-cell>
          <table:table-cell office:value-type="string" calcext:value-type="string">
            <text:p>à 25L 4S L%</text:p>
          </table:table-cell>
          <table:table-cell table:number-columns-repeated="1002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856264" calcext:value-type="float">
            <text:p>1 856 264,00</text:p>
          </table:table-cell>
          <table:table-cell office:value-type="string" calcext:value-type="string">
            <text:p>livres</text:p>
          </table:table-cell>
          <table:table-cell office:value-type="float" office:value="0.42" calcext:value-type="float">
            <text:p>0,420</text:p>
          </table:table-cell>
          <table:table-cell table:number-columns-repeated="2"/>
          <table:table-cell table:style-name="ce21" table:formula="of:=[.L201]+([.M201]/20)+([.N201]/240)" office:value-type="float" office:value="0.42" calcext:value-type="float">
            <text:p>0,42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779630.88" calcext:value-type="float">
            <text:p>779 630,8800</text:p>
          </table:table-cell>
          <table:table-cell table:formula="of:=[.S201]-[.T201]" office:value-type="float" office:value="-779630.88" calcext:value-type="float">
            <text:p>-779630,88</text:p>
          </table:table-cell>
          <table:table-cell office:value-type="string" calcext:value-type="string">
            <text:p>À 42 L L%</text:p>
          </table:table-cell>
          <table:table-cell table:number-columns-repeated="1002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ucre te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6433" calcext:value-type="float">
            <text:p>16 433,00</text:p>
          </table:table-cell>
          <table:table-cell office:value-type="string" calcext:value-type="string">
            <text:p>livres</text:p>
          </table:table-cell>
          <table:table-cell office:value-type="float" office:value="0.32" calcext:value-type="float">
            <text:p>0,320</text:p>
          </table:table-cell>
          <table:table-cell office:value-type="float" office:value="0.08" calcext:value-type="float">
            <text:p>0,08</text:p>
          </table:table-cell>
          <table:table-cell/>
          <table:table-cell table:style-name="ce21" table:formula="of:=[.L202]+([.M202]/20)+([.N202]/240)" office:value-type="float" office:value="0.324" calcext:value-type="float">
            <text:p>0,324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5324.292" calcext:value-type="float">
            <text:p>5 324,2920</text:p>
          </table:table-cell>
          <table:table-cell table:formula="of:=[.S202]-[.T202]" office:value-type="float" office:value="-5324.292" calcext:value-type="float">
            <text:p>-5324,29</text:p>
          </table:table-cell>
          <table:table-cell office:value-type="string" calcext:value-type="string">
            <text:p>à 32L 8S L%</text:p>
          </table:table-cell>
          <table:table-cell table:number-columns-repeated="1002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bariqu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03]+([.M203]/20)+([.N203]/240)" office:value-type="float" office:value="30" calcext:value-type="float">
            <text:p>30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1170" calcext:value-type="float">
            <text:p>1 170,0000</text:p>
          </table:table-cell>
          <table:table-cell table:formula="of:=[.S203]-[.T203]" office:value-type="float" office:value="-1170" calcext:value-type="float">
            <text:p>-1170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1" table:formula="of:=[.L204]+([.M204]/20)+([.N204]/240)" office:value-type="float" office:value="0.8" calcext:value-type="float">
            <text:p>0,8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56.8" calcext:value-type="float">
            <text:p>56,8000</text:p>
          </table:table-cell>
          <table:table-cell table:formula="of:=[.S204]-[.T204]" office:value-type="float" office:value="-56.8" calcext:value-type="float">
            <text:p>-56,8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loë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2140" calcext:value-type="float">
            <text:p>2 140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05]+([.M205]/20)+([.N205]/240)" office:value-type="float" office:value="6" calcext:value-type="float">
            <text:p>6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12840" calcext:value-type="float">
            <text:p>12 840,0000</text:p>
          </table:table-cell>
          <table:table-cell table:formula="of:=[.S205]-[.T205]" office:value-type="float" office:value="-12840" calcext:value-type="float">
            <text:p>-12840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d'eb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279000" calcext:value-type="float">
            <text:p>279 000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0</text:p>
          </table:table-cell>
          <table:table-cell table:number-columns-repeated="2"/>
          <table:table-cell table:style-name="ce21" table:formula="of:=[.L206]+([.M206]/20)+([.N206]/240)" office:value-type="float" office:value="0.12" calcext:value-type="float">
            <text:p>0,12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33480" calcext:value-type="float">
            <text:p>33 480,0000</text:p>
          </table:table-cell>
          <table:table-cell table:formula="of:=[.S206]-[.T206]" office:value-type="float" office:value="-33480" calcext:value-type="float">
            <text:p>-33480</text:p>
          </table:table-cell>
          <table:table-cell office:value-type="string" calcext:value-type="string">
            <text:p>à 12L L%</text:p>
          </table:table-cell>
          <table:table-cell table:number-columns-repeated="1002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177784" calcext:value-type="float">
            <text:p>177 784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1" table:formula="of:=[.L207]+([.M207]/20)+([.N207]/240)" office:value-type="float" office:value="0.2" calcext:value-type="float">
            <text:p>0,2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35556.8" calcext:value-type="float">
            <text:p>35 556,8000</text:p>
          </table:table-cell>
          <table:table-cell table:formula="of:=[.S207]-[.T207]" office:value-type="float" office:value="-35556.8" calcext:value-type="float">
            <text:p>-35556,8</text:p>
          </table:table-cell>
          <table:table-cell office:value-type="string" calcext:value-type="string">
            <text:p>à 20L L%</text:p>
          </table:table-cell>
          <table:table-cell table:number-columns-repeated="1002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9920" calcext:value-type="float">
            <text:p>9 92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1" table:formula="of:=[.L208]+([.M208]/20)+([.N208]/240)" office:value-type="float" office:value="0.15" calcext:value-type="float">
            <text:p>0,15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1488" calcext:value-type="float">
            <text:p>1 488,0000</text:p>
          </table:table-cell>
          <table:table-cell table:formula="of:=[.S208]-[.T208]" office:value-type="float" office:value="-1488" calcext:value-type="float">
            <text:p>-1488</text:p>
          </table:table-cell>
          <table:table-cell office:value-type="string" calcext:value-type="string">
            <text:p>à 15L L%</text:p>
          </table:table-cell>
          <table:table-cell table:number-columns-repeated="1002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barets ver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338" calcext:value-type="float">
            <text:p>338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209]+([.M209]/20)+([.N209]/240)" office:value-type="float" office:value="8" calcext:value-type="float">
            <text:p>8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2704" calcext:value-type="float">
            <text:p>2 704,0000</text:p>
          </table:table-cell>
          <table:table-cell table:formula="of:=[.S209]-[.T209]" office:value-type="float" office:value="-2704" calcext:value-type="float">
            <text:p>-2704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841703" calcext:value-type="float">
            <text:p>841 703,00</text:p>
          </table:table-cell>
          <table:table-cell office:value-type="string" calcext:value-type="string">
            <text:p>livres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21" table:formula="of:=[.L210]+([.M210]/20)+([.N210]/240)" office:value-type="float" office:value="0.541666666666667" calcext:value-type="float">
            <text:p>0,54167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455922.458333333" calcext:value-type="float">
            <text:p>455 922,4583</text:p>
          </table:table-cell>
          <table:table-cell table:formula="of:=[.S210]-[.T210]" office:value-type="float" office:value="-455922.458333333" calcext:value-type="float">
            <text:p>-455922,46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6482" calcext:value-type="float">
            <text:p>6 482,00</text:p>
          </table:table-cell>
          <table:table-cell office:value-type="string" calcext:value-type="string">
            <text:p>bottes</text:p>
          </table:table-cell>
          <table:table-cell office:value-type="float" office:value="72" calcext:value-type="float">
            <text:p>72,000</text:p>
          </table:table-cell>
          <table:table-cell table:number-columns-repeated="2"/>
          <table:table-cell table:style-name="ce21" table:formula="of:=[.L211]+([.M211]/20)+([.N211]/240)" office:value-type="float" office:value="72" calcext:value-type="float">
            <text:p>72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466704" calcext:value-type="float">
            <text:p>466 704,0000</text:p>
          </table:table-cell>
          <table:table-cell table:formula="of:=[.S211]-[.T211]" office:value-type="float" office:value="-466704" calcext:value-type="float">
            <text:p>-466704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ffé mo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1913" calcext:value-type="float">
            <text:p>1 913,00</text:p>
          </table:table-cell>
          <table:table-cell office:value-type="string" calcext:value-type="string">
            <text:p>bottes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1" table:formula="of:=[.L212]+([.M212]/20)+([.N212]/240)" office:value-type="float" office:value="600" calcext:value-type="float">
            <text:p>600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1147800" calcext:value-type="float">
            <text:p>1 147 800,0000</text:p>
          </table:table-cell>
          <table:table-cell table:formula="of:=[.S212]-[.T212]" office:value-type="float" office:value="-1147800" calcext:value-type="float">
            <text:p>-1147800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10052" calcext:value-type="float">
            <text:p>10 052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213]+([.M213]/20)+([.N213]/240)" office:value-type="float" office:value="7" calcext:value-type="float">
            <text:p>7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70364" calcext:value-type="float">
            <text:p>70 364,0000</text:p>
          </table:table-cell>
          <table:table-cell table:formula="of:=[.S213]-[.T213]" office:value-type="float" office:value="-70364" calcext:value-type="float">
            <text:p>-70364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i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214]+([.M214]/20)+([.N214]/240)" office:value-type="float" office:value="150" calcext:value-type="float">
            <text:p>150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12000" calcext:value-type="float">
            <text:p>12 000,0000</text:p>
          </table:table-cell>
          <table:table-cell table:formula="of:=[.S214]-[.T214]" office:value-type="float" office:value="-12000" calcext:value-type="float">
            <text:p>-12000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543000" calcext:value-type="float">
            <text:p>54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15]+([.M215]/20)+([.N215]/240)" office:value-type="float" office:value="0.75" calcext:value-type="float">
            <text:p>0,75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407250" calcext:value-type="float">
            <text:p>407 250,0000</text:p>
          </table:table-cell>
          <table:table-cell table:formula="of:=[.S215]-[.T215]" office:value-type="float" office:value="-407250" calcext:value-type="float">
            <text:p>-407250</text:p>
          </table:table-cell>
          <table:table-cell office:value-type="string" calcext:value-type="string">
            <text:p>prix incertain. Page abimée</text:p>
          </table:table-cell>
          <table:table-cell table:number-columns-repeated="1002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1352" calcext:value-type="float">
            <text:p>1 352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216]+([.M216]/20)+([.N216]/240)" office:value-type="float" office:value="150" calcext:value-type="float">
            <text:p>150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202800" calcext:value-type="float">
            <text:p>202 800,0000</text:p>
          </table:table-cell>
          <table:table-cell table:formula="of:=[.S216]-[.T216]" office:value-type="float" office:value="-202800" calcext:value-type="float">
            <text:p>-202800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eroff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2027" calcext:value-type="float">
            <text:p>2 027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17]+([.M217]/20)+([.N217]/240)" office:value-type="float" office:value="10" calcext:value-type="float">
            <text:p>10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20270" calcext:value-type="float">
            <text:p>20 270,0000</text:p>
          </table:table-cell>
          <table:table-cell table:formula="of:=[.S217]-[.T217]" office:value-type="float" office:value="-20270" calcext:value-type="float">
            <text:p>-20270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uingamp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3188" calcext:value-type="float">
            <text:p>3 188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18]+([.M218]/20)+([.N218]/240)" office:value-type="float" office:value="10" calcext:value-type="float">
            <text:p>10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31880" calcext:value-type="float">
            <text:p>31 880,0000</text:p>
          </table:table-cell>
          <table:table-cell table:formula="of:=[.S218]-[.T218]" office:value-type="float" office:value="-31880" calcext:value-type="float">
            <text:p>-31880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table:number-columns-repeated="5"/>
          <table:table-cell table:style-name="ce21" table:formula="of:=[.L219]+([.M219]/20)+([.N219]/240)" office:value-type="float" office:value="0" calcext:value-type="float">
            <text:p>0,000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[.P219]+0.05*[.Q219]+[.R219]/240" office:value-type="float" office:value="124" calcext:value-type="float">
            <text:p>124</text:p>
          </table:table-cell>
          <table:table-cell table:formula="of:=[.J219]*[.O219]" office:value-type="float" office:value="0" calcext:value-type="float">
            <text:p>0,0000</text:p>
          </table:table-cell>
          <table:table-cell table:formula="of:=[.S219]-[.T219]" office:value-type="float" office:value="124" calcext:value-type="float">
            <text:p>124</text:p>
          </table:table-cell>
          <table:table-cell office:value-type="string" calcext:value-type="string">
            <text:p>valeur de 124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uchoirs ddiv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42922" calcext:value-type="float">
            <text:p>42 922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20]+([.M220]/20)+([.N220]/240)" office:value-type="float" office:value="24" calcext:value-type="float">
            <text:p>24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030128" calcext:value-type="float">
            <text:p>1 030 128,0000</text:p>
          </table:table-cell>
          <table:table-cell table:formula="of:=[.S220]-[.T220]" office:value-type="float" office:value="-1030128" calcext:value-type="float">
            <text:p>-1030128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96108" calcext:value-type="float">
            <text:p>96 108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221]+([.M221]/20)+([.N221]/240)" office:value-type="float" office:value="90" calcext:value-type="float">
            <text:p>90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8649720" calcext:value-type="float">
            <text:p>8 649 720,0000</text:p>
          </table:table-cell>
          <table:table-cell table:formula="of:=[.S221]-[.T221]" office:value-type="float" office:value="-8649720" calcext:value-type="float">
            <text:p>-8649720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usc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2616" calcext:value-type="float">
            <text:p>2 616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222]+([.M222]/20)+([.N222]/240)" office:value-type="float" office:value="8" calcext:value-type="float">
            <text:p>8,0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20928" calcext:value-type="float">
            <text:p>20 928,0000</text:p>
          </table:table-cell>
          <table:table-cell table:formula="of:=[.S222]-[.T222]" office:value-type="float" office:value="-20928" calcext:value-type="float">
            <text:p>-20928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nacre de per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7763" calcext:value-type="float">
            <text:p>7 76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23]+([.M223]/20)+([.N223]/240)" office:value-type="float" office:value="1.5" calcext:value-type="float">
            <text:p>1,5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11644.5" calcext:value-type="float">
            <text:p>11 644,5000</text:p>
          </table:table-cell>
          <table:table-cell table:formula="of:=[.S223]-[.T223]" office:value-type="float" office:value="-11644.5" calcext:value-type="float">
            <text:p>-11644,5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pei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1244" calcext:value-type="float">
            <text:p>1 244,00</text:p>
          </table:table-cell>
          <table:table-cell office:value-type="string" calcext:value-type="string">
            <text:p>feuill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24]+([.M224]/20)+([.N224]/240)" office:value-type="float" office:value="5" calcext:value-type="float">
            <text:p>5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6220" calcext:value-type="float">
            <text:p>6 220,0000</text:p>
          </table:table-cell>
          <table:table-cell table:formula="of:=[.S224]-[.T224]" office:value-type="float" office:value="-6220" calcext:value-type="float">
            <text:p>-6220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186521" calcext:value-type="float">
            <text:p>186 52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225]+([.M225]/20)+([.N225]/240)" office:value-type="float" office:value="1.4" calcext:value-type="float">
            <text:p>1,4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261129.4" calcext:value-type="float">
            <text:p>261 129,4000</text:p>
          </table:table-cell>
          <table:table-cell table:formula="of:=[.S225]-[.T225]" office:value-type="float" office:value="-261129.4" calcext:value-type="float">
            <text:p>-261129,4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1253" calcext:value-type="float">
            <text:p>1 253,00</text:p>
          </table:table-cell>
          <table:table-cell office:value-type="string" calcext:value-type="string">
            <text:p>caiss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1" table:formula="of:=[.L226]+([.M226]/20)+([.N226]/240)" office:value-type="float" office:value="250" calcext:value-type="float">
            <text:p>250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313250" calcext:value-type="float">
            <text:p>313 250,0000</text:p>
          </table:table-cell>
          <table:table-cell table:formula="of:=[.S226]-[.T226]" office:value-type="float" office:value="-313250" calcext:value-type="float">
            <text:p>-313250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rohib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67133" calcext:value-type="float">
            <text:p>67 133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27]+([.M227]/20)+([.N227]/240)" office:value-type="float" office:value="18" calcext:value-type="float">
            <text:p>18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1208394" calcext:value-type="float">
            <text:p>1 208 394,0000</text:p>
          </table:table-cell>
          <table:table-cell table:formula="of:=[.S227]-[.T227]" office:value-type="float" office:value="-1208394" calcext:value-type="float">
            <text:p>-1208394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hubar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3321" calcext:value-type="float">
            <text:p>3 321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28]+([.M228]/20)+([.N228]/240)" office:value-type="float" office:value="4" calcext:value-type="float">
            <text:p>4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13284" calcext:value-type="float">
            <text:p>13 284,0000</text:p>
          </table:table-cell>
          <table:table-cell table:formula="of:=[.S228]-[.T228]" office:value-type="float" office:value="-13284" calcext:value-type="float">
            <text:p>-13284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ot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5801" calcext:value-type="float">
            <text:p>5 801,00</text:p>
          </table:table-cell>
          <table:table-cell office:value-type="string" calcext:value-type="string">
            <text:p>paquet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29]+([.M229]/20)+([.N229]/240)" office:value-type="float" office:value="15" calcext:value-type="float">
            <text:p>15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87015" calcext:value-type="float">
            <text:p>87 015,0000</text:p>
          </table:table-cell>
          <table:table-cell table:formula="of:=[.S229]-[.T229]" office:value-type="float" office:value="-87015" calcext:value-type="float">
            <text:p>-87015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alpê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1070160" calcext:value-type="float">
            <text:p>1 070 160,00</text:p>
          </table:table-cell>
          <table:table-cell office:value-type="string" calcext:value-type="string">
            <text:p>livres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style-name="ce21" table:formula="of:=[.L230]+([.M230]/20)+([.N230]/240)" office:value-type="float" office:value="0.36" calcext:value-type="float">
            <text:p>0,36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385257.6" calcext:value-type="float">
            <text:p>385 257,6000</text:p>
          </table:table-cell>
          <table:table-cell table:formula="of:=[.S230]-[.T230]" office:value-type="float" office:value="-385257.6" calcext:value-type="float">
            <text:p>-385257,6</text:p>
          </table:table-cell>
          <table:table-cell office:value-type="string" calcext:value-type="string">
            <text:p>à 36L L%</text:p>
          </table:table-cell>
          <table:table-cell table:number-columns-repeated="1002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oy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7800" calcext:value-type="float">
            <text:p>7 800,00</text:p>
          </table:table-cell>
          <table:table-cell office:value-type="string" calcext:value-type="string">
            <text:p>livr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231]+([.M231]/20)+([.N231]/240)" office:value-type="float" office:value="28" calcext:value-type="float">
            <text:p>28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218400" calcext:value-type="float">
            <text:p>218 400,0000</text:p>
          </table:table-cell>
          <table:table-cell table:formula="of:=[.S231]-[.T231]" office:value-type="float" office:value="-218400" calcext:value-type="float">
            <text:p>-218400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oye de 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25220" calcext:value-type="float">
            <text:p>25 220,00</text:p>
          </table:table-cell>
          <table:table-cell office:value-type="string" calcext:value-type="string">
            <text:p>livr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232]+([.M232]/20)+([.N232]/240)" office:value-type="float" office:value="28" calcext:value-type="float">
            <text:p>28,0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706160" calcext:value-type="float">
            <text:p>706 160,0000</text:p>
          </table:table-cell>
          <table:table-cell table:formula="of:=[.S232]-[.T232]" office:value-type="float" office:value="-706160" calcext:value-type="float">
            <text:p>-706160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qu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22484" calcext:value-type="float">
            <text:p>22 4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233]+([.M233]/20)+([.N233]/240)" office:value-type="float" office:value="0.6" calcext:value-type="float">
            <text:p>0,6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13490.4" calcext:value-type="float">
            <text:p>13 490,4000</text:p>
          </table:table-cell>
          <table:table-cell table:formula="of:=[.S233]-[.T233]" office:value-type="float" office:value="-13490.4" calcext:value-type="float">
            <text:p>-13490,4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294" calcext:value-type="float">
            <text:p>294,00</text:p>
          </table:table-cell>
          <table:table-cell office:value-type="string" calcext:value-type="string">
            <text:p>livres</text:p>
          </table:table-cell>
          <table:table-cell office:value-type="float" office:value="0.42" calcext:value-type="float">
            <text:p>0,420</text:p>
          </table:table-cell>
          <table:table-cell table:number-columns-repeated="2"/>
          <table:table-cell table:style-name="ce21" table:formula="of:=[.L234]+([.M234]/20)+([.N234]/240)" office:value-type="float" office:value="0.42" calcext:value-type="float">
            <text:p>0,42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123.48" calcext:value-type="float">
            <text:p>123,4800</text:p>
          </table:table-cell>
          <table:table-cell table:formula="of:=[.S234]-[.T234]" office:value-type="float" office:value="-123.48" calcext:value-type="float">
            <text:p>-123,48</text:p>
          </table:table-cell>
          <table:table-cell office:value-type="string" calcext:value-type="string">
            <text:p>À 42 L L%</text:p>
          </table:table-cell>
          <table:table-cell table:number-columns-repeated="100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2077560" calcext:value-type="float">
            <text:p>2 077 5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235]+([.M235]/20)+([.N235]/240)" office:value-type="float" office:value="2.25" calcext:value-type="float">
            <text:p>2,25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4674510" calcext:value-type="float">
            <text:p>4 674 510,0000</text:p>
          </table:table-cell>
          <table:table-cell table:formula="of:=[.S235]-[.T235]" office:value-type="float" office:value="-4674510" calcext:value-type="float">
            <text:p>-4674510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cot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153964" calcext:value-type="float">
            <text:p>153 964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36]+([.M236]/20)+([.N236]/240)" office:value-type="float" office:value="20" calcext:value-type="float">
            <text:p>20,0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3079280" calcext:value-type="float">
            <text:p>3 079 280,0000</text:p>
          </table:table-cell>
          <table:table-cell table:formula="of:=[.S236]-[.T236]" office:value-type="float" office:value="-3079280" calcext:value-type="float">
            <text:p>-3079280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linge de tab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340" calcext:value-type="float">
            <text:p>340,00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37]+([.M237]/20)+([.N237]/240)" office:value-type="float" office:value="3" calcext:value-type="float">
            <text:p>3,0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1020" calcext:value-type="float">
            <text:p>1 020,0000</text:p>
          </table:table-cell>
          <table:table-cell table:formula="of:=[.S237]-[.T237]" office:value-type="float" office:value="-1020" calcext:value-type="float">
            <text:p>-1020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10937" calcext:value-type="float">
            <text:p>10 937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38]+([.M238]/20)+([.N238]/240)" office:value-type="float" office:value="40" calcext:value-type="float">
            <text:p>40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437480" calcext:value-type="float">
            <text:p>437 480,0000</text:p>
          </table:table-cell>
          <table:table-cell table:formula="of:=[.S238]-[.T238]" office:value-type="float" office:value="-437480" calcext:value-type="float">
            <text:p>-437480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239]+([.M239]/20)+([.N239]/240)" office:value-type="float" office:value="100" calcext:value-type="float">
            <text:p>100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6000" calcext:value-type="float">
            <text:p>6 000,0000</text:p>
          </table:table-cell>
          <table:table-cell table:formula="of:=[.S239]-[.T239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</text:p>
          </table:table-cell>
          <table:table-cell office:value-type="float" office:value="145" calcext:value-type="float">
            <text:p>145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240]+([.M240]/20)+([.N240]/240)" office:value-type="float" office:value="0.25" calcext:value-type="float">
            <text:p>0,25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36.25" calcext:value-type="float">
            <text:p>36,2500</text:p>
          </table:table-cell>
          <table:table-cell table:formula="of:=[.S240]-[.T240]" office:value-type="float" office:value="-36.25" calcext:value-type="float">
            <text:p>-36,25</text:p>
          </table:table-cell>
          <table:table-cell table:number-columns-repeated="1003"/>
        </table:table-row>
        <table:table-row table:style-name="ro2" table:number-rows-repeated="10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105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1"/>
          <table:table-cell table:number-columns-repeated="1009"/>
        </table:table-row>
        <table:table-row table:style-name="ro2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1"/>
          <table:table-cell table:number-columns-repeated="6"/>
          <table:table-cell table:style-name="ce27"/>
          <table:table-cell table:number-columns-repeated="1002"/>
        </table:table-row>
        <table:table-row table:style-name="ro2" table:number-rows-repeated="23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1"/>
          <table:table-cell table:number-columns-repeated="1009"/>
        </table:table-row>
        <table:table-row table:style-name="ro2" table:number-rows-repeated="57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1"/>
          <table:table-cell table:number-columns-repeated="1009"/>
        </table:table-row>
        <table:table-row table:style-name="ro2" table:number-rows-repeated="2696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 table:number-rows-repeated="104531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4:58:43.8411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18M18S</meta:editing-duration>
    <meta:editing-cycles>100</meta:editing-cycles>
    <meta:generator>LibreOffice/5.1.6.2$MacOSX_X86_64 LibreOffice_project/07ac168c60a517dba0f0d7bc7540f5afa45f0909</meta:generator>
    <dc:date>2017-06-15T15:57:36.412206000</dc:date>
    <meta:document-statistic meta:table-count="3" meta:cell-count="4392" meta:object-count="0"/>
    <meta:user-defined meta:name="Info 1"/>
    <meta:user-defined meta:name="Info 2"/>
    <meta:user-defined meta:name="Info 3"/>
    <meta:user-defined meta:name="Info 4"/>
  </office:meta>
</office:document-meta>
</file>